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charset="x-symbol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1" style:family="table">
      <style:table-properties style:width="1.9167in" fo:margin-top="0in" fo:margin-bottom="0.0799in" table:align="center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7736in"/>
    </style:style>
    <style:style style:name="Table11.B" style:family="table-column">
      <style:table-column-properties style:column-width="0.4465in"/>
    </style:style>
    <style:style style:name="Table11.C" style:family="table-column">
      <style:table-column-properties style:column-width="0.696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3" style:family="table-row">
      <style:table-row-properties fo:keep-together="auto"/>
    </style:style>
    <style:style style:name="Table11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3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3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4" style:family="table-row">
      <style:table-row-properties fo:keep-together="auto"/>
    </style:style>
    <style:style style:name="Table11.A4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1.B4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11.C4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4" style:family="table">
      <style:table-properties style:width="2.3611in" fo:margin-top="0in" fo:margin-bottom="0.0799in" fo:break-before="auto" fo:break-after="auto" table:align="center" fo:background-color="transparent" fo:keep-with-next="auto" style:may-break-between-rows="false" style:writing-mode="lr-tb" table:border-model="collapsing">
        <style:background-image/>
      </style:table-properties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1.545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" style:family="table">
      <style:table-properties style:width="1.4986in" fo:margin-top="0in" fo:margin-bottom="0.0597in" table:align="center" fo:background-color="transparent" style:may-break-between-rows="false" style:writing-mode="lr-tb" table:border-model="collapsing">
        <style:background-image/>
      </style:table-properties>
    </style:style>
    <style:style style:name="Table1.A" style:family="table-column">
      <style:table-column-properties style:column-width="0.7931in"/>
    </style:style>
    <style:style style:name="Table1.B" style:family="table-column">
      <style:table-column-properties style:column-width="0.7056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2.1875in" fo:margin-top="0in" fo:margin-bottom="0.0597in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0.4299in"/>
    </style:style>
    <style:style style:name="Table2.B" style:family="table-column">
      <style:table-column-properties style:column-width="1.757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2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2.A3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3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2.A4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4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" style:family="table">
      <style:table-properties style:width="2.309in" fo:margin-top="0in" fo:margin-bottom="0in" table:align="left" style:may-break-between-rows="false" style:writing-mode="lr-tb"/>
    </style:style>
    <style:style style:name="Table3.A" style:family="table-column">
      <style:table-column-properties style:column-width="0.434in"/>
    </style:style>
    <style:style style:name="Table3.B" style:family="table-column">
      <style:table-column-properties style:column-width="1.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.A2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" style:family="table">
      <style:table-properties style:width="2.4in" fo:margin-left="0in" fo:margin-top="0in" fo:margin-bottom="0.0403in" table:align="left" style:may-break-between-rows="false" style:writing-mode="lr-tb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0.625in"/>
    </style:style>
    <style:style style:name="Table4.D" style:family="table-column">
      <style:table-column-properties style:column-width="0.897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" style:family="table">
      <style:table-properties style:width="2.25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8785in"/>
    </style:style>
    <style:style style:name="Table5.C" style:family="table-column">
      <style:table-column-properties style:column-width="0.24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5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5.B3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5.4" style:family="table-row">
      <style:table-row-properties fo:background-color="transparent" fo:keep-together="auto">
        <style:background-image/>
      </style:table-row-properties>
    </style:style>
    <style:style style:name="Table5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6" style:family="table-row">
      <style:table-row-properties style:min-row-height="0.2944in" fo:keep-together="auto"/>
    </style:style>
    <style:style style:name="Table5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7" style:family="table">
      <style:table-properties style:width="1.6236in" fo:margin-top="0in" fo:margin-bottom="0.0799in" table:align="center" style:may-break-between-rows="false" style:writing-mode="lr-tb"/>
    </style:style>
    <style:style style:name="Table7.A" style:family="table-column">
      <style:table-column-properties style:column-width="0.9396in"/>
    </style:style>
    <style:style style:name="Table7.B" style:family="table-column">
      <style:table-column-properties style:column-width="0.684in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0" style:family="table">
      <style:table-properties style:width="1.8576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40.A" style:family="table-column">
      <style:table-column-properties style:column-width="0.625in"/>
    </style:style>
    <style:style style:name="Table40.B" style:family="table-column">
      <style:table-column-properties style:column-width="0.5646in"/>
    </style:style>
    <style:style style:name="Table40.C" style:family="table-column">
      <style:table-column-properties style:column-width="0.6681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3" style:family="table-row">
      <style:table-row-properties fo:keep-together="auto"/>
    </style:style>
    <style:style style:name="Table40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0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40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0.4" style:family="table-row">
      <style:table-row-properties fo:keep-together="auto"/>
    </style:style>
    <style:style style:name="Table40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5" style:family="table-row">
      <style:table-row-properties fo:keep-together="auto"/>
    </style:style>
    <style:style style:name="Table40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6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" style:family="table">
      <style:table-properties style:width="1.875in" fo:margin-left="0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6.A" style:family="table-column">
      <style:table-column-properties style:column-width="0.5035in"/>
    </style:style>
    <style:style style:name="Table6.B" style:family="table-column">
      <style:table-column-properties style:column-width="0.3125in"/>
    </style:style>
    <style:style style:name="Table6.C" style:family="table-column">
      <style:table-column-properties style:column-width="0.4951in"/>
    </style:style>
    <style:style style:name="Table6.D" style:family="table-column">
      <style:table-column-properties style:column-width="0.5639in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3" style:family="table-row">
      <style:table-row-properties fo:keep-together="auto"/>
    </style:style>
    <style:style style:name="Table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6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6.D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6.4" style:family="table-row">
      <style:table-row-properties fo:keep-together="auto"/>
    </style:style>
    <style:style style:name="Table6.A4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6.5" style:family="table-row">
      <style:table-row-properties fo:keep-together="auto"/>
    </style:style>
    <style:style style:name="Table6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5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5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6" style:family="table-row">
      <style:table-row-properties fo:keep-together="auto"/>
    </style:style>
    <style:style style:name="Table6.A7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7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7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8" style:family="table-row">
      <style:table-row-properties style:min-row-height="0.2472in" fo:background-color="transparent" fo:keep-together="auto">
        <style:background-image/>
      </style:table-row-properties>
    </style:style>
    <style:style style:name="Table6.A8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6.D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9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9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9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9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10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10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11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11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" style:family="table">
      <style:table-properties style:width="3.6583in" fo:margin-left="-0.0083in" fo:margin-top="0in" fo:margin-bottom="0.0799in" fo:break-before="column" table:align="left" fo:background-color="transparent" fo:keep-with-next="auto" style:may-break-between-rows="false" style:writing-mode="lr-tb">
        <style:background-image/>
      </style:table-properties>
    </style:style>
    <style:style style:name="Table36.A" style:family="table-column">
      <style:table-column-properties style:column-width="0.9576in"/>
    </style:style>
    <style:style style:name="Table36.B" style:family="table-column">
      <style:table-column-properties style:column-width="0.7889in"/>
    </style:style>
    <style:style style:name="Table36.C" style:family="table-column">
      <style:table-column-properties style:column-width="1.9118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6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36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5" style:family="table-row">
      <style:table-row-properties fo:background-color="transparent" fo:keep-together="auto">
        <style:background-image/>
      </style:table-row-properties>
    </style:style>
    <style:style style:name="Table36.A5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B5" style:family="table-cell">
      <style:table-cell-properties style:vertical-align="" fo:background-color="#eeeeee" fo:padding-left="0.0049in" fo:padding-right="0.0049in" fo:padding-top="0in" fo:padding-bottom="0in" fo:border-left="none" fo:border-right="none" fo:border-top="none" fo:border-bottom="0.75pt solid #666666" style:writing-mode="lr-tb">
        <style:background-image/>
      </style:table-cell-properties>
    </style:style>
    <style:style style:name="Table36.C5" style:family="table-cell">
      <style:table-cell-properties style:vertical-align="" fo:background-color="#eeeeee" fo:padding-left="0.0049in" fo:padding-right="0.0049in" fo:padding-top="0in" fo:padding-bottom="0in" fo:border-left="none" fo:border-right="0.75pt solid #666666" fo:border-top="none" fo:border-bottom="0.75pt solid #666666" style:writing-mode="lr-tb">
        <style:background-image/>
      </style:table-cell-properties>
    </style:style>
    <style:style style:name="Table36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7" style:family="table-row">
      <style:table-row-properties style:min-row-height="0.459in" fo:keep-together="auto"/>
    </style:style>
    <style:style style:name="Table36.8" style:family="table-row">
      <style:table-row-properties style:min-row-height="0.1931in" fo:keep-together="auto"/>
    </style:style>
    <style:style style:name="Table36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9" style:family="table-row">
      <style:table-row-properties style:min-row-height="0.1931in" fo:background-color="transparent" fo:keep-together="auto">
        <style:background-image/>
      </style:table-row-properties>
    </style:style>
    <style:style style:name="Table36.A9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0.75pt solid #666666" fo:border-bottom="0.75pt solid #666666" style:writing-mode="lr-tb">
        <style:background-image/>
      </style:table-cell-properties>
    </style:style>
    <style:style style:name="Table36.C9" style:family="table-cell">
      <style:table-cell-properties style:vertical-align="" fo:background-color="#eeeeee" fo:padding-left="0.0049in" fo:padding-right="0.0049in" fo:padding-top="0in" fo:padding-bottom="0in" fo:border="0.75pt solid #666666" style:writing-mode="lr-tb">
        <style:background-image/>
      </style:table-cell-properties>
    </style:style>
    <style:style style:name="Table36.A10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10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6.C11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P1" style:family="paragraph" style:parent-style-name="Table_20_Contents">
      <style:paragraph-properties fo:margin-left="0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rsid="0024f4eb" officeooo:paragraph-rsid="00d2cde8" style:font-size-asian="9pt" style:font-size-complex="9pt"/>
    </style:style>
    <style:style style:name="P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paragraph-rsid="00d2cde8" style:font-size-asian="9pt" style:font-size-complex="9pt"/>
    </style:style>
    <style:style style:name="P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22aa61" style:font-size-asian="9pt" style:font-size-complex="9pt"/>
    </style:style>
    <style:style style:name="P5" style:family="paragraph" style:parent-style-name="Exalted">
      <style:text-properties fo:font-size="9pt" fo:language="en" fo:country="US" officeooo:paragraph-rsid="0122aa61" style:font-size-asian="9pt" style:font-size-complex="9pt"/>
    </style:style>
    <style:style style:name="P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22aa61" style:font-size-asian="9pt" style:font-size-complex="9pt"/>
    </style:style>
    <style:style style:name="P7" style:family="paragraph" style:parent-style-name="Table_20_Heading">
      <style:paragraph-properties fo:margin-top="0.0402in" fo:margin-bottom="0.0799in" style:contextual-spacing="false" fo:orphans="0" fo:widows="0"/>
      <style:text-properties fo:font-size="9pt" fo:language="en" fo:country="US" officeooo:paragraph-rsid="0122aa61" style:font-size-asian="9pt" style:font-size-complex="9pt"/>
    </style:style>
    <style:style style:name="P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36de21" style:font-size-asian="9pt" style:font-size-complex="9pt"/>
    </style:style>
    <style:style style:name="P1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rsid="011e76ee" officeooo:paragraph-rsid="0122aa61" style:font-size-asian="9pt" style:font-size-complex="9pt"/>
    </style:style>
    <style:style style:name="P11" style:family="paragraph" style:parent-style-name="Table_20_Heading">
      <style:text-properties fo:font-size="9pt" fo:language="en" fo:country="US" officeooo:rsid="00c2d379" officeooo:paragraph-rsid="0136de21" style:font-size-asian="9pt" style:font-size-complex="9pt"/>
    </style:style>
    <style:style style:name="P1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rsid="00e07abb" officeooo:paragraph-rsid="0136de21" style:font-size-asian="9pt" style:font-size-complex="9pt"/>
    </style:style>
    <style:style style:name="P13" style:family="paragraph" style:parent-style-name="Table_20_Contents">
      <style:text-properties fo:font-size="9pt" fo:language="en" fo:country="US" officeooo:paragraph-rsid="005f7de5" style:font-size-asian="9pt" style:font-size-complex="9pt"/>
    </style:style>
    <style:style style:name="P14" style:family="paragraph" style:parent-style-name="Table_20_Contents">
      <style:text-properties fo:font-size="9pt" fo:language="en" fo:country="US" officeooo:paragraph-rsid="012775d3" style:font-size-asian="9pt" style:font-size-complex="9pt"/>
    </style:style>
    <style:style style:name="P15" style:family="paragraph" style:parent-style-name="Table_20_Contents">
      <style:text-properties fo:font-size="9pt" fo:language="en" fo:country="US" officeooo:rsid="012775d3" officeooo:paragraph-rsid="015c60e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fo:font-weight="bold" officeooo:rsid="00e17880" officeooo:paragraph-rsid="0136de21" style:font-size-asian="9pt" style:font-weight-asian="bold" style:font-size-complex="9pt" style:font-weight-complex="bold"/>
    </style:style>
    <style:style style:name="P17" style:family="paragraph" style:parent-style-name="Exalted">
      <style:paragraph-properties fo:margin-top="0in" fo:margin-bottom="0.0008in" style:contextual-spacing="false"/>
      <style:text-properties fo:font-size="9pt" fo:language="en" fo:country="US" fo:font-weight="bold" officeooo:rsid="013427c4" officeooo:paragraph-rsid="013bbd80" style:font-size-asian="9pt" style:font-weight-asian="bold" style:font-size-complex="9pt" style:font-weight-complex="bold"/>
    </style:style>
    <style:style style:name="P18" style:family="paragraph" style:parent-style-name="Exalted">
      <style:text-properties fo:font-size="9pt" officeooo:rsid="0100f568" officeooo:paragraph-rsid="0100f568" style:font-size-asian="9pt" style:font-size-complex="9pt"/>
    </style:style>
    <style:style style:name="P19" style:family="paragraph" style:parent-style-name="Exalted">
      <style:text-properties fo:font-size="9pt" style:font-size-asian="9pt" style:font-size-complex="9pt"/>
    </style:style>
    <style:style style:name="P20" style:family="paragraph" style:parent-style-name="Exalted">
      <style:text-properties fo:font-size="9pt" officeooo:rsid="00ecea33" officeooo:paragraph-rsid="0122aa61" style:font-size-asian="9pt" style:font-size-complex="9pt"/>
    </style:style>
    <style:style style:name="P21" style:family="paragraph" style:parent-style-name="Exalted">
      <style:text-properties fo:font-size="9pt" officeooo:rsid="013109cf" officeooo:paragraph-rsid="013109cf" style:font-size-asian="9pt" style:font-size-complex="9pt"/>
    </style:style>
    <style:style style:name="P22" style:family="paragraph" style:parent-style-name="Exalted">
      <style:text-properties fo:font-size="9pt" officeooo:rsid="00edf4a6" officeooo:paragraph-rsid="0122aa61" style:font-size-asian="9pt" style:font-size-complex="9pt"/>
    </style:style>
    <style:style style:name="P23" style:family="paragraph" style:parent-style-name="Exalted">
      <style:text-properties fo:font-size="9pt" officeooo:rsid="010cba15" officeooo:paragraph-rsid="0122aa61" style:font-size-asian="9pt" style:font-size-complex="9pt"/>
    </style:style>
    <style:style style:name="P24" style:family="paragraph" style:parent-style-name="Exalted">
      <style:text-properties fo:font-size="9pt" officeooo:rsid="013278ba" officeooo:paragraph-rsid="013427c4" style:font-size-asian="9pt" style:font-size-complex="9pt"/>
    </style:style>
    <style:style style:name="P25" style:family="paragraph" style:parent-style-name="Heading_20_2">
      <style:text-properties fo:font-size="9pt" officeooo:paragraph-rsid="0122aa61" style:font-size-asian="9pt" style:font-size-complex="9pt"/>
    </style:style>
    <style:style style:name="P26" style:family="paragraph" style:parent-style-name="Table_20_Heading">
      <style:paragraph-properties fo:margin-top="0.0402in" fo:margin-bottom="0.0799in" style:contextual-spacing="false" fo:orphans="0" fo:widows="0"/>
      <style:text-properties fo:font-size="9pt" officeooo:paragraph-rsid="0122aa61" style:font-size-asian="9pt" style:font-size-complex="9pt"/>
    </style:style>
    <style:style style:name="P27" style:family="paragraph" style:parent-style-name="Exalted">
      <style:text-properties fo:font-size="9pt" officeooo:rsid="013427c4" officeooo:paragraph-rsid="013bbd80" style:font-size-asian="9pt" style:font-size-complex="9pt"/>
    </style:style>
    <style:style style:name="P28" style:family="paragraph" style:parent-style-name="Exalted">
      <style:paragraph-properties fo:text-align="center" style:justify-single-word="false"/>
      <style:text-properties fo:font-size="9pt" officeooo:rsid="01361764" officeooo:paragraph-rsid="013c434b" style:font-size-asian="9pt" style:font-size-complex="9pt"/>
    </style:style>
    <style:style style:name="P29" style:family="paragraph" style:parent-style-name="Exalted">
      <style:text-properties fo:font-size="9pt" officeooo:rsid="01361764" officeooo:paragraph-rsid="013c434b" style:font-size-asian="9pt" style:font-size-complex="9pt"/>
    </style:style>
    <style:style style:name="P30" style:family="paragraph" style:parent-style-name="Exalted">
      <style:text-properties fo:font-size="9pt" fo:font-weight="normal" officeooo:rsid="00ab9842" officeooo:paragraph-rsid="00ab9842" style:font-size-asian="9pt" style:font-weight-asian="normal" style:font-size-complex="9pt" style:font-weight-complex="normal"/>
    </style:style>
    <style:style style:name="P31" style:family="paragraph" style:parent-style-name="Exalted">
      <style:text-properties fo:font-size="9pt" fo:font-weight="normal" officeooo:rsid="00edf4a6" officeooo:paragraph-rsid="0122aa61" style:font-size-asian="9pt" style:font-weight-asian="normal" style:font-size-complex="9pt" style:font-weight-complex="normal"/>
    </style:style>
    <style:style style:name="P32" style:family="paragraph" style:parent-style-name="Exalted">
      <style:text-properties fo:font-size="9pt" fo:font-weight="normal" officeooo:rsid="0131eb3e" officeooo:paragraph-rsid="013870ce" style:font-size-asian="9pt" style:font-weight-asian="normal" style:font-size-complex="9pt" style:font-weight-complex="normal"/>
    </style:style>
    <style:style style:name="P33" style:family="paragraph" style:parent-style-name="Exalted"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34" style:family="paragraph" style:parent-style-name="Exalted">
      <style:text-properties fo:font-size="9pt" fo:font-weight="normal" officeooo:rsid="013c323b" officeooo:paragraph-rsid="013c323b" style:font-size-asian="9pt" style:font-weight-asian="normal" style:font-size-complex="9pt" style:font-weight-complex="normal"/>
    </style:style>
    <style:style style:name="P35" style:family="paragraph" style:parent-style-name="Exalted">
      <style:text-properties fo:font-size="9pt" fo:font-style="normal" officeooo:rsid="00edf4a6" officeooo:paragraph-rsid="0136de21" style:font-size-asian="9pt" style:font-style-asian="normal" style:font-size-complex="9pt" style:font-style-complex="normal"/>
    </style:style>
    <style:style style:name="P36" style:family="paragraph" style:parent-style-name="Table_20_Contents">
      <style:text-properties fo:font-size="9pt" fo:font-weight="bold" officeooo:paragraph-rsid="0136de21" style:font-size-asian="9pt" style:font-weight-asian="bold" style:font-size-complex="9pt" style:font-weight-complex="bold"/>
    </style:style>
    <style:style style:name="P37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8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39" style:family="paragraph" style:parent-style-name="Exalted">
      <style:text-properties fo:language="en" fo:country="US" style:language-asian="zh" style:country-asian="CN" style:language-complex="hi" style:country-complex="IN"/>
    </style:style>
    <style:style style:name="P40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language="en" fo:country="US" officeooo:paragraph-rsid="00d7b155" style:language-asian="zh" style:country-asian="CN" style:language-complex="hi" style:country-complex="IN"/>
    </style:style>
    <style:style style:name="P41" style:family="paragraph" style:parent-style-name="Exalted">
      <style:text-properties fo:language="en" fo:country="US" officeooo:paragraph-rsid="00e5c058" style:language-asian="zh" style:country-asian="CN" style:language-complex="hi" style:country-complex="IN"/>
    </style:style>
    <style:style style:name="P42" style:family="paragraph" style:parent-style-name="Exalted">
      <style:text-properties fo:language="en" fo:country="US" officeooo:paragraph-rsid="011d0d1c"/>
    </style:style>
    <style:style style:name="P43" style:family="paragraph" style:parent-style-name="Heading_20_2">
      <style:text-properties fo:language="en" fo:country="US" officeooo:paragraph-rsid="011d0d1c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fo:font-weight="normal" officeooo:rsid="01399717" officeooo:paragraph-rsid="01399717" style:font-weight-asian="normal" style:font-weight-complex="normal"/>
    </style:style>
    <style:style style:name="P45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024f4eb" officeooo:paragraph-rsid="0160168b"/>
    </style:style>
    <style:style style:name="P4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paragraph-rsid="0160168b"/>
    </style:style>
    <style:style style:name="P4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3f092aa" officeooo:paragraph-rsid="0160168b"/>
    </style:style>
    <style:style style:name="P4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language="en" fo:country="US" officeooo:rsid="03f98cc5" officeooo:paragraph-rsid="0160168b"/>
    </style:style>
    <style:style style:name="P4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3f98cc5" officeooo:paragraph-rsid="0160168b"/>
    </style:style>
    <style:style style:name="P50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16315b6" officeooo:paragraph-rsid="016315b6"/>
    </style:style>
    <style:style style:name="P5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language="en" fo:country="US" officeooo:paragraph-rsid="0160168b"/>
    </style:style>
    <style:style style:name="P52" style:family="paragraph" style:parent-style-name="Exalted">
      <style:text-properties style:use-window-font-color="true" loext:opacity="0%" style:font-name="Times New Roman1" fo:font-size="9pt" fo:language="en" fo:country="US" officeooo:rsid="00782c97" officeooo:paragraph-rsid="00d7b15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3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12b54e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4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0dcaa0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6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704e49" officeooo:paragraph-rsid="0114bae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rsid="011e76ee" officeooo:paragraph-rsid="0122aa6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0e07abb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0" style:family="paragraph" style:parent-style-name="Table_20_Contents">
      <style:text-properties style:use-window-font-color="true" loext:opacity="0%" style:font-name="Times New Roman1" fo:font-size="9pt" fo:language="en" fo:country="US" officeooo:rsid="0047e97d" officeooo:paragraph-rsid="005f7de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1" style:family="paragraph" style:parent-style-name="Table_20_Contents">
      <style:text-properties style:use-window-font-color="true" loext:opacity="0%" style:font-name="Times New Roman1" fo:font-size="9pt" fo:language="en" fo:country="US" officeooo:rsid="00616d90" officeooo:paragraph-rsid="0168a6d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2" style:family="paragraph" style:parent-style-name="Table_20_Contents">
      <style:text-properties style:use-window-font-color="true" loext:opacity="0%" style:font-name="Times New Roman1" fo:font-size="9pt" fo:language="en" fo:country="US" officeooo:rsid="04112974" officeooo:paragraph-rsid="0168a6d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3" style:family="paragraph" style:parent-style-name="Table_20_Contents">
      <style:text-properties style:use-window-font-color="true" loext:opacity="0%" style:font-name="Times New Roman1" fo:font-size="9pt" fo:language="en" fo:country="US" officeooo:rsid="00610a67" officeooo:paragraph-rsid="00610a67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4" style:family="paragraph" style:parent-style-name="Table_20_Contents">
      <style:text-properties style:use-window-font-color="true" loext:opacity="0%" style:font-name="Times New Roman1" fo:font-size="9pt" fo:language="en" fo:country="US" officeooo:rsid="03c2107a" officeooo:paragraph-rsid="03c2107a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5" style:family="paragraph" style:parent-style-name="Table_20_Contents">
      <style:text-properties style:use-window-font-color="true" loext:opacity="0%" style:font-name="Times New Roman1" fo:font-size="9pt" fo:language="en" fo:country="US" officeooo:rsid="005f7de5" officeooo:paragraph-rsid="012775d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6" style:family="paragraph" style:parent-style-name="Table_20_Contents">
      <style:text-properties style:use-window-font-color="true" loext:opacity="0%" style:font-name="Times New Roman1" fo:font-size="9pt" fo:language="en" fo:country="US" officeooo:rsid="005f7de5" officeooo:paragraph-rsid="005f7de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7" style:family="paragraph" style:parent-style-name="Table_20_Contents">
      <style:text-properties style:use-window-font-color="true" loext:opacity="0%" style:font-name="Times New Roman1" fo:font-size="9pt" fo:language="en" fo:country="US" officeooo:rsid="01292e69" officeooo:paragraph-rsid="01292e69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8" style:family="paragraph" style:parent-style-name="Table_20_Contents">
      <style:text-properties style:use-window-font-color="true" loext:opacity="0%" style:font-name="Times New Roman1" fo:font-size="9pt" fo:language="en" fo:country="US" officeooo:rsid="012775d3" officeooo:paragraph-rsid="012775d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9" style:family="paragraph" style:parent-style-name="Table_20_Contents">
      <style:text-properties style:use-window-font-color="true" loext:opacity="0%" style:font-name="Times New Roman1" fo:font-size="9pt" fo:language="en" fo:country="US" officeooo:rsid="03b90633" officeooo:paragraph-rsid="03b9063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70" style:family="paragraph" style:parent-style-name="Table_20_Contents">
      <style:text-properties style:use-window-font-color="true" loext:opacity="0%" style:font-name="Times New Roman1" fo:font-size="9pt" fo:language="en" fo:country="US" officeooo:rsid="015a9740" officeooo:paragraph-rsid="015a974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71" style:family="paragraph" style:parent-style-name="Table_20_Contents">
      <style:text-properties style:use-window-font-color="true" loext:opacity="0%" style:font-name="Times New Roman1" fo:font-size="9pt" fo:language="en" fo:country="US" officeooo:rsid="03bf400f" officeooo:paragraph-rsid="03bf400f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72" style:family="paragraph" style:parent-style-name="Table_20_Contents">
      <style:text-properties style:use-window-font-color="true" loext:opacity="0%" style:font-name="Times New Roman1" fo:font-size="9pt" fo:language="en" fo:country="US" officeooo:rsid="0062bc04" officeooo:paragraph-rsid="0062bc04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73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ad3bc" officeooo:paragraph-rsid="014ad3b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4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b60aa" officeooo:paragraph-rsid="014b60a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6315b6" officeooo:paragraph-rsid="016315b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6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024f4eb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7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b73f3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78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8ef08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79" style:family="paragraph" style:parent-style-name="Table_20_Heading">
      <style:paragraph-properties fo:margin-top="0.0402in" fo:margin-bottom="0.0799in" style:contextual-spacing="false" fo:orphans="0" fo:widows="0"/>
      <style:text-properties style:use-window-font-color="true" loext:opacity="0%" style:font-name="Times New Roman1" fo:font-size="9pt" fo:language="en" fo:country="US" fo:font-weight="bold" officeooo:rsid="00ef1911" officeooo:paragraph-rsid="0122aa61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80" style:family="paragraph" style:parent-style-name="Exalted">
      <style:text-properties style:use-window-font-color="true" loext:opacity="0%" style:font-name="Times New Roman1" fo:font-size="9pt" fo:language="en" fo:country="US" fo:font-style="normal" officeooo:rsid="00eb33f5" officeooo:paragraph-rsid="011d0d1c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8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normal" officeooo:paragraph-rsid="0136de21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82" style:family="paragraph" style:parent-style-name="Table_20_Contents">
      <style:text-properties style:use-window-font-color="true" loext:opacity="0%" style:font-name="Times New Roman1" fo:font-size="9pt" fo:language="en" fo:country="US" fo:font-weight="normal" officeooo:rsid="01399717" officeooo:paragraph-rsid="0139971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83" style:family="paragraph" style:parent-style-name="Exalted">
      <style:text-properties style:use-window-font-color="true" loext:opacity="0%" style:font-name="Times New Roman1" fo:font-size="9pt" fo:language="en" fo:country="none" fo:font-weight="normal" officeooo:rsid="00f7438a" officeooo:paragraph-rsid="0160168b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84" style:family="paragraph" style:parent-style-name="Exalted">
      <style:text-properties style:use-window-font-color="true" loext:opacity="0%" style:font-name="Times New Roman1" fo:font-size="9pt" fo:language="en" fo:country="none" fo:font-weight="normal" officeooo:rsid="00ab9842" officeooo:paragraph-rsid="00ab984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85" style:family="paragraph" style:parent-style-name="Exalted">
      <style:text-properties style:use-window-font-color="true" loext:opacity="0%" style:font-name="Times New Roman1" fo:font-size="9pt" fo:language="en" fo:country="none" fo:font-weight="bold" officeooo:rsid="017dff1f" officeooo:paragraph-rsid="017dff1f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86" style:family="paragraph" style:parent-style-name="Exalted">
      <style:text-properties style:use-window-font-color="true" loext:opacity="0%" style:font-name="Times New Roman1" fo:font-size="10pt" fo:language="en" fo:country="US" fo:font-style="normal" officeooo:rsid="00e09cc5" officeooo:paragraph-rsid="00e09cc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8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cf149c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10pt" fo:language="en" fo:country="US" officeooo:rsid="03f092aa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9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officeooo:rsid="0160168b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9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6315b6" officeooo:paragraph-rsid="016315b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91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fo:font-weight="bold" officeooo:rsid="03f3b12b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2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fo:font-weight="bold" officeooo:rsid="03f595a5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3f092aa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160168b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16315b6" officeooo:paragraph-rsid="016315b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6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normal" officeooo:rsid="016315b6" officeooo:paragraph-rsid="016315b6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9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officeooo:rsid="01cf149c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98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fo:font-weight="bold" officeooo:rsid="0024f4eb" officeooo:paragraph-rsid="00fbd398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9" style:family="paragraph" style:parent-style-name="Table_20_Contents">
      <style:paragraph-properties fo:margin-left="0.0402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00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officeooo:rsid="03f3b12b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fo:font-weight="normal" officeooo:rsid="016315b6" officeooo:paragraph-rsid="016315b6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105" style:family="paragraph" style:parent-style-name="Exalted">
      <style:text-properties officeooo:rsid="00d2cde8" officeooo:paragraph-rsid="00d2cde8"/>
    </style:style>
    <style:style style:name="P106" style:family="paragraph" style:parent-style-name="Exalte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officeooo:rsid="027a2be6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5ed0" officeooo:paragraph-rsid="014e85a7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18136ed" officeooo:paragraph-rsid="018136ed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6c9f" officeooo:paragraph-rsid="00e09c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1586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6c9f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a2be6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d2192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31586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b60a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1753a92" officeooo:paragraph-rsid="01613ea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1753a92" officeooo:paragraph-rsid="01613ea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color="#000000" loext:opacity="100%" style:text-outline="false" style:text-line-through-style="none" style:text-line-through-type="none" fo:font-size="9pt" fo:language="en" fo:country="US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/>
    </style:style>
    <style:style style:name="P121" style:family="paragraph" style:parent-style-name="Exalted">
      <style:text-properties officeooo:rsid="00e49ee9" officeooo:paragraph-rsid="00e5c058"/>
    </style:style>
    <style:style style:name="P122" style:family="paragraph" style:parent-style-name="Heading_20_2">
      <style:text-properties officeooo:rsid="00e49ee9" officeooo:paragraph-rsid="00e5c058"/>
    </style:style>
    <style:style style:name="P123" style:family="paragraph" style:parent-style-name="Exalted">
      <style:text-properties officeooo:rsid="00e738db" officeooo:paragraph-rsid="00e738db"/>
    </style:style>
    <style:style style:name="P124" style:family="paragraph" style:parent-style-name="Exalted">
      <style:text-properties officeooo:rsid="00e8ff6d" officeooo:paragraph-rsid="00e8ff6d"/>
    </style:style>
    <style:style style:name="P125" style:family="paragraph" style:parent-style-name="Exalted">
      <style:text-properties officeooo:paragraph-rsid="00eb33f5"/>
    </style:style>
    <style:style style:name="P126" style:family="paragraph" style:parent-style-name="Exalted">
      <style:text-properties officeooo:rsid="00d4bac8" officeooo:paragraph-rsid="00e5c058" style:language-asian="zh" style:country-asian="CN" style:language-complex="hi" style:country-complex="IN"/>
    </style:style>
    <style:style style:name="P127" style:family="paragraph" style:parent-style-name="Heading_20_2">
      <style:paragraph-properties fo:break-before="column"/>
      <style:text-properties officeooo:paragraph-rsid="00dcaa00" style:language-asian="zh" style:country-asian="CN" style:language-complex="hi" style:country-complex="IN"/>
    </style:style>
    <style:style style:name="P128" style:family="paragraph" style:parent-style-name="Exalted">
      <style:text-properties officeooo:paragraph-rsid="01613ea5" style:language-asian="zh" style:country-asian="CN" style:language-complex="hi" style:country-complex="IN"/>
    </style:style>
    <style:style style:name="P129" style:family="paragraph" style:parent-style-name="Heading_20_2">
      <style:text-properties officeooo:paragraph-rsid="01613ea5" style:language-asian="zh" style:country-asian="CN" style:language-complex="hi" style:country-complex="IN"/>
    </style:style>
    <style:style style:name="P130" style:family="paragraph" style:parent-style-name="Standard">
      <style:text-properties officeooo:paragraph-rsid="00f6f5b9"/>
    </style:style>
    <style:style style:name="P131" style:family="paragraph" style:parent-style-name="Table_20_Heading">
      <style:text-properties officeooo:paragraph-rsid="00f6f5b9"/>
    </style:style>
    <style:style style:name="P132" style:family="paragraph" style:parent-style-name="Exalted">
      <style:text-properties officeooo:rsid="00f6f5b9" officeooo:paragraph-rsid="00f6f5b9"/>
    </style:style>
    <style:style style:name="P133" style:family="paragraph" style:parent-style-name="Exalted">
      <style:text-properties officeooo:rsid="00f6f5b9" officeooo:paragraph-rsid="01613ea5"/>
    </style:style>
    <style:style style:name="P134" style:family="paragraph" style:parent-style-name="Heading_20_2">
      <style:text-properties officeooo:rsid="00f8d48a" officeooo:paragraph-rsid="0160168b"/>
    </style:style>
    <style:style style:name="P135" style:family="paragraph" style:parent-style-name="Exalted">
      <style:text-properties officeooo:rsid="00f8d48a" officeooo:paragraph-rsid="0175b649"/>
    </style:style>
    <style:style style:name="P136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paragraph-rsid="00fbd398"/>
    </style:style>
    <style:style style:name="P137" style:family="paragraph" style:parent-style-name="Heading_20_1">
      <style:paragraph-properties fo:text-align="center" style:justify-single-word="false" fo:break-before="page"/>
    </style:style>
    <style:style style:name="P138" style:family="paragraph" style:parent-style-name="Heading_20_2">
      <style:text-properties officeooo:rsid="00e47f0e" officeooo:paragraph-rsid="00e47f0e"/>
    </style:style>
    <style:style style:name="P139" style:family="paragraph" style:parent-style-name="Heading_20_1">
      <style:paragraph-properties fo:text-align="center" style:justify-single-word="false" fo:break-before="page"/>
      <style:text-properties fo:font-variant="small-caps" fo:color="#1c1c1c" loext:opacity="100%" style:text-outline="false" style:font-name="Envision Roman1" fo:font-size="22pt" fo:text-shadow="1pt 1pt" officeooo:rsid="01265129" officeooo:paragraph-rsid="01265129" style:letter-kerning="false" style:font-name-asian="Modern Antiqua1" style:font-size-asian="20pt" style:language-asian="zh" style:country-asian="CN" style:font-name-complex="Modern Antiqua1" style:font-size-complex="20pt" style:language-complex="hi" style:country-complex="IN"/>
    </style:style>
    <style:style style:name="P140" style:family="paragraph" style:parent-style-name="Heading_20_2">
      <style:paragraph-properties fo:break-before="column"/>
      <style:text-properties fo:font-variant="small-caps" fo:color="#1c1c1c" loext:opacity="100%" style:font-name="Goudy Old Style" fo:font-size="15pt" fo:font-style="normal" fo:text-shadow="none" fo:font-weight="bold" officeooo:rsid="00f6f5b9" officeooo:paragraph-rsid="01613ea5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P14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paragraph-rsid="00fbd398"/>
    </style:style>
    <style:style style:name="P14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paragraph-rsid="00fbd398"/>
    </style:style>
    <style:style style:name="P14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rsid="01c5a9f9" officeooo:paragraph-rsid="00fbd398"/>
    </style:style>
    <style:style style:name="P144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024f4eb" officeooo:paragraph-rsid="00fbd398"/>
    </style:style>
    <style:style style:name="P14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rsid="0024f4eb" officeooo:paragraph-rsid="00fbd398"/>
    </style:style>
    <style:style style:name="P146" style:family="paragraph" style:parent-style-name="Exalted">
      <style:text-properties fo:font-style="normal" officeooo:rsid="01265129" officeooo:paragraph-rsid="01265129" style:font-style-asian="normal" style:font-style-complex="normal"/>
    </style:style>
    <style:style style:name="P147" style:family="paragraph" style:parent-style-name="Exalted">
      <style:text-properties officeooo:rsid="010df1f5" officeooo:paragraph-rsid="01273eb1"/>
    </style:style>
    <style:style style:name="P148" style:family="paragraph" style:parent-style-name="Heading_20_2">
      <style:text-properties officeooo:paragraph-rsid="011d0d1c"/>
    </style:style>
    <style:style style:name="P149" style:family="paragraph" style:parent-style-name="Standard">
      <style:paragraph-properties fo:text-align="center" style:justify-single-word="false"/>
      <style:text-properties officeooo:rsid="0122aa61" officeooo:paragraph-rsid="0122aa61"/>
    </style:style>
    <style:style style:name="P150" style:family="paragraph" style:parent-style-name="Heading_20_2">
      <style:text-properties officeooo:paragraph-rsid="0122aa61"/>
    </style:style>
    <style:style style:name="P151" style:family="paragraph" style:parent-style-name="Exalted">
      <style:text-properties officeooo:rsid="01265129" officeooo:paragraph-rsid="01265129"/>
    </style:style>
    <style:style style:name="P152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officeooo:rsid="01140258" officeooo:paragraph-rsid="01140258"/>
    </style:style>
    <style:style style:name="P153" style:family="paragraph" style:parent-style-name="Heading_20_1">
      <style:text-properties officeooo:paragraph-rsid="013dfce5"/>
    </style:style>
    <style:style style:name="P15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15d2509" officeooo:paragraph-rsid="015d2509"/>
    </style:style>
    <style:style style:name="P155" style:family="paragraph" style:parent-style-name="Heading_20_2">
      <style:text-properties officeooo:paragraph-rsid="0160168b"/>
    </style:style>
    <style:style style:name="P156" style:family="paragraph" style:parent-style-name="Exalted">
      <style:text-properties officeooo:rsid="0171d624" officeooo:paragraph-rsid="0171d624"/>
    </style:style>
    <style:style style:name="P157" style:family="paragraph" style:parent-style-name="Heading_20_2">
      <style:text-properties officeooo:rsid="00d7b155" officeooo:paragraph-rsid="00e5c058"/>
    </style:style>
    <style:style style:name="P158" style:family="paragraph" style:parent-style-name="Exalted" style:list-style-name="Exalt_20_Dot">
      <style:text-properties fo:language="en" fo:country="US" officeooo:paragraph-rsid="011b9bd4"/>
    </style:style>
    <style:style style:name="P159" style:family="paragraph" style:parent-style-name="Exalted" style:list-style-name="Exalt_20_Dot">
      <style:text-properties fo:language="en" fo:country="US" fo:font-weight="bold" officeooo:paragraph-rsid="011b9bd4" style:font-weight-asian="bold"/>
    </style:style>
    <style:style style:name="P160" style:family="paragraph" style:parent-style-name="Exalted" style:list-style-name="Exalt_20_Dot">
      <style:paragraph-properties fo:margin-top="0in" fo:margin-bottom="0.0402in" style:contextual-spacing="false"/>
      <style:text-properties fo:language="en" fo:country="US" fo:font-weight="bold" officeooo:rsid="018485da" officeooo:paragraph-rsid="018485da" style:language-asian="zh" style:country-asian="CN" style:font-weight-asian="bold" style:language-complex="hi" style:country-complex="IN" style:font-weight-complex="bold"/>
    </style:style>
    <style:style style:name="P161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paragraph-rsid="011d0d1c" style:language-asian="zh" style:country-asian="CN" style:language-complex="hi" style:country-complex="IN"/>
    </style:style>
    <style:style style:name="P162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rsid="010ea41f" officeooo:paragraph-rsid="011d0d1c" style:language-asian="zh" style:country-asian="CN" style:language-complex="hi" style:country-complex="IN"/>
    </style:style>
    <style:style style:name="P163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rsid="018485da" officeooo:paragraph-rsid="018485da" style:language-asian="zh" style:country-asian="CN" style:language-complex="hi" style:country-complex="IN"/>
    </style:style>
    <style:style style:name="P164" style:family="paragraph" style:parent-style-name="Exalted" style:list-style-name="Exalt_20_Dot">
      <style:paragraph-properties fo:margin-top="0in" fo:margin-bottom="0.0402in" style:contextual-spacing="false" fo:line-height="0.1in"/>
      <style:text-properties fo:language="en" fo:country="US" style:language-asian="zh" style:country-asian="CN" style:language-complex="hi" style:country-complex="IN"/>
    </style:style>
    <style:style style:name="P165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e49ee9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66" style:family="paragraph" style:parent-style-name="Exalted" style:list-style-name="Exalt_20_Dot">
      <style:text-properties style:use-window-font-color="true" loext:opacity="0%" style:font-name="Times New Roman1" fo:font-size="9pt" fo:language="en" fo:country="US" fo:font-weight="bold" officeooo:rsid="00496225" officeooo:paragraph-rsid="011d0d1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67" style:family="paragraph" style:parent-style-name="Exalted" style:list-style-name="Exalt_20_Dot">
      <style:paragraph-properties fo:line-height="0.1in"/>
      <style:text-properties officeooo:rsid="0153ced4" officeooo:paragraph-rsid="0153ced4"/>
    </style:style>
    <style:style style:name="P168" style:family="paragraph" style:parent-style-name="Exalted" style:list-style-name="Exalt_20_Dot">
      <style:text-properties officeooo:rsid="00496225" officeooo:paragraph-rsid="011d0d1c"/>
    </style:style>
    <style:style style:name="P169" style:family="paragraph" style:parent-style-name="Exalted" style:list-style-name="Exalt_20_Dot">
      <style:text-properties fo:font-weight="bold" officeooo:rsid="00496225" officeooo:paragraph-rsid="011d0d1c" style:font-weight-asian="bold" style:font-weight-complex="bold"/>
    </style:style>
    <style:style style:name="P170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weight="bold" officeooo:rsid="00e738db" officeooo:paragraph-rsid="00e9d2f4" style:font-weight-asian="bold" style:font-weight-complex="bold"/>
    </style:style>
    <style:style style:name="P171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fo:font-weight="bold" officeooo:rsid="00e738db" officeooo:paragraph-rsid="00e738db" style:font-name-asian="Spectral1" style:font-size-asian="9pt" style:font-weight-asian="bold" style:font-name-complex="Spectral1" style:font-size-complex="9pt" style:font-weight-complex="bold"/>
    </style:style>
    <style:style style:name="P172" style:family="paragraph" style:parent-style-name="Exalted" style:list-style-name="Exalt_20_Dot">
      <style:paragraph-properties fo:margin-top="0in" fo:margin-bottom="0.0008in" style:contextual-spacing="false"/>
      <style:text-properties fo:font-size="9pt" fo:language="en" fo:country="US" fo:font-weight="normal" officeooo:rsid="02bc01cf" officeooo:paragraph-rsid="0122aa61" style:font-size-asian="9pt" style:font-weight-asian="normal" style:font-size-complex="9pt" style:font-weight-complex="normal"/>
    </style:style>
    <style:style style:name="P173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2bc01cf" officeooo:paragraph-rsid="0122aa61" style:font-size-asian="9pt" style:font-size-complex="9pt"/>
    </style:style>
    <style:style style:name="P174" style:family="paragraph" style:parent-style-name="Exalted" style:list-style-name="Exalt_20_Dot">
      <style:paragraph-properties fo:margin-top="0in" fo:margin-bottom="0.0402in" style:contextual-spacing="false"/>
      <style:text-properties fo:font-size="9pt" officeooo:paragraph-rsid="013bbd80" style:font-size-asian="9pt" style:font-size-complex="9pt"/>
    </style:style>
    <style:style style:name="P175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13427c4" officeooo:paragraph-rsid="013bbd80" style:font-size-asian="9pt" style:font-size-complex="9pt"/>
    </style:style>
    <style:style style:name="P176" style:family="paragraph" style:parent-style-name="Exalted" style:list-style-name="Exalt_20_Dot">
      <style:paragraph-properties fo:margin-top="0in" fo:margin-bottom="0.0402in" style:contextual-spacing="false"/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177" style:family="paragraph" style:parent-style-name="Exalted" style:list-style-name="Exalt_20_Dot">
      <style:text-properties officeooo:rsid="015d3928" officeooo:paragraph-rsid="015d3928" style:language-asian="zh" style:country-asian="CN" style:language-complex="hi" style:country-complex="IN"/>
    </style:style>
    <style:style style:name="P178" style:family="paragraph" style:parent-style-name="Exalted" style:list-style-name="Exalt_20_Dot">
      <style:text-properties officeooo:rsid="015d7f23" officeooo:paragraph-rsid="015d7f23" style:language-asian="zh" style:country-asian="CN" style:language-complex="hi" style:country-complex="IN"/>
    </style:style>
    <style:style style:name="P179" style:family="paragraph" style:parent-style-name="Exalted" style:list-style-name="Exalt_20_Dot">
      <style:text-properties officeooo:paragraph-rsid="01613ea5" style:language-asian="zh" style:country-asian="CN" style:language-complex="hi" style:country-complex="IN"/>
    </style:style>
    <style:style style:name="P180" style:family="paragraph" style:parent-style-name="Exalted">
      <style:text-properties officeooo:rsid="01479011" officeooo:paragraph-rsid="01479011"/>
    </style:style>
    <style:style style:name="P181" style:family="paragraph" style:parent-style-name="Exalted" style:list-style-name="Exalt_20_Dot">
      <style:paragraph-properties fo:line-height="0.1in"/>
    </style:style>
    <style:style style:name="P182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P183" style:family="paragraph" style:parent-style-name="Heading_20_3">
      <style:text-properties fo:font-size="9pt" style:font-size-asian="9pt" style:font-size-complex="9pt"/>
    </style:style>
    <style:style style:name="P184" style:family="paragraph" style:parent-style-name="Heading_20_3">
      <style:text-properties officeooo:rsid="011b9bd4" officeooo:paragraph-rsid="011b9bd4"/>
    </style:style>
    <style:style style:name="P185" style:family="paragraph" style:parent-style-name="Heading_20_3">
      <style:text-properties officeooo:paragraph-rsid="00d2cde8"/>
    </style:style>
    <style:style style:name="P186" style:family="paragraph" style:parent-style-name="Heading_20_3">
      <style:text-properties officeooo:paragraph-rsid="00d7b155"/>
    </style:style>
    <style:style style:name="P187" style:family="paragraph" style:parent-style-name="Heading_20_3">
      <style:text-properties officeooo:paragraph-rsid="01265129"/>
    </style:style>
    <style:style style:name="P188" style:family="paragraph" style:parent-style-name="Heading_20_3">
      <style:text-properties fo:font-variant="small-caps" fo:color="#111111" loext:opacity="100%" style:text-outline="false" style:font-name="Mercury Text G2 Semibold" fo:font-size="12pt" fo:font-style="normal" fo:text-shadow="none" fo:font-weight="normal" officeooo:rsid="00de57f2" officeooo:paragraph-rsid="00de57f2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89" style:family="paragraph" style:parent-style-name="Heading_20_3" style:list-style-name="">
      <style:text-properties fo:font-variant="small-caps" fo:color="#111111" loext:opacity="100%" style:text-outline="false" style:font-name="Mercury Text G2 Semibold" fo:font-size="12pt" fo:font-style="normal" fo:text-shadow="none" fo:font-weight="normal" officeooo:rsid="00e9d2f4" officeooo:paragraph-rsid="00e9d2f4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90" style:family="paragraph" style:parent-style-name="Heading_20_3" style:list-style-name="">
      <style:text-properties fo:font-variant="small-caps" fo:color="#111111" loext:opacity="100%" style:text-outline="false" style:font-name="Mercury Text G2 Semibold" fo:font-size="12pt" fo:font-style="normal" fo:text-shadow="none" fo:font-weight="normal" officeooo:rsid="00eb33f5" officeooo:paragraph-rsid="00eb33f5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91" style:family="paragraph" style:parent-style-name="Heading_20_3">
      <style:text-properties officeooo:rsid="0071c896" officeooo:paragraph-rsid="01273eb1"/>
    </style:style>
    <style:style style:name="P192" style:family="paragraph" style:parent-style-name="Heading_20_3">
      <style:text-properties officeooo:paragraph-rsid="00e5c058"/>
    </style:style>
    <style:style style:name="P193" style:family="paragraph" style:parent-style-name="Heading_20_3">
      <style:text-properties officeooo:paragraph-rsid="00e5c058" style:language-asian="zh" style:country-asian="CN" style:language-complex="hi" style:country-complex="IN"/>
    </style:style>
    <style:style style:name="P194" style:family="paragraph" style:parent-style-name="Heading_20_3">
      <style:text-properties officeooo:paragraph-rsid="013bbd80" style:language-asian="zh" style:country-asian="CN" style:language-complex="hi" style:country-complex="IN"/>
    </style:style>
    <style:style style:name="P195" style:family="paragraph" style:parent-style-name="Heading_20_3">
      <style:text-properties officeooo:rsid="00d4bac8" officeooo:paragraph-rsid="00e5c058"/>
    </style:style>
    <style:style style:name="P196" style:family="paragraph" style:parent-style-name="Heading_20_3">
      <style:text-properties officeooo:rsid="00e8ff6d" officeooo:paragraph-rsid="00e8ff6d"/>
    </style:style>
    <style:style style:name="P197" style:family="paragraph" style:parent-style-name="Heading_20_3">
      <style:text-properties officeooo:rsid="00e738db" officeooo:paragraph-rsid="00e738db"/>
    </style:style>
    <style:style style:name="P198" style:family="paragraph" style:parent-style-name="Heading_20_3">
      <style:text-properties officeooo:paragraph-rsid="013bbd80"/>
    </style:style>
    <style:style style:name="P199" style:family="paragraph" style:parent-style-name="Heading_20_3">
      <style:text-properties officeooo:rsid="00f6f5b9" officeooo:paragraph-rsid="00f6f5b9"/>
    </style:style>
    <style:style style:name="T1" style:family="text">
      <style:text-properties officeooo:rsid="0140f123"/>
    </style:style>
    <style:style style:name="T2" style:family="text">
      <style:text-properties style:use-window-font-color="true" loext:opacity="0%" style:font-name="Times New Roman1" fo:font-size="9pt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1" fo:font-size="9pt" officeooo:rsid="009c51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1" fo:font-size="9pt" officeooo:rsid="0112b8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1" fo:font-size="9pt" officeooo:rsid="012e485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1" fo:font-size="9pt" officeooo:rsid="012fa4f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1" fo:font-size="9pt" officeooo:rsid="0182780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1" fo:font-size="9pt" officeooo:rsid="014d7ad4" style:letter-kerning="false" style:font-name-asian="Spectral1" style:font-size-asian="10pt" style:font-name-complex="Spectral1" style:font-size-complex="10pt"/>
    </style:style>
    <style:style style:name="T9" style:family="text">
      <style:text-properties style:use-window-font-color="true" loext:opacity="0%" style:font-name="Times New Roman1" fo:font-size="9pt" officeooo:rsid="009ad6ab" style:letter-kerning="false" style:font-name-asian="Spectral1" style:font-size-asian="9pt" style:font-name-complex="Spectral1" style:font-size-complex="9pt"/>
    </style:style>
    <style:style style:name="T10" style:family="text">
      <style:text-properties style:use-window-font-color="true" loext:opacity="0%" style:font-name="Times New Roman1" fo:font-size="9pt" officeooo:rsid="00782c97" style:letter-kerning="false" style:font-name-asian="Spectral1" style:font-size-asian="9pt" style:font-name-complex="Spectral1" style:font-size-complex="9pt"/>
    </style:style>
    <style:style style:name="T11" style:family="text">
      <style:text-properties style:use-window-font-color="true" loext:opacity="0%" style:font-name="Times New Roman1" fo:font-size="9pt" officeooo:rsid="00a5597e" style:letter-kerning="false" style:font-name-asian="Spectral1" style:font-size-asian="9pt" style:font-name-complex="Spectral1" style:font-size-complex="9pt"/>
    </style:style>
    <style:style style:name="T12" style:family="text">
      <style:text-properties style:use-window-font-color="true" loext:opacity="0%" style:font-name="Times New Roman1" fo:font-size="9pt" fo:font-weight="normal" officeooo:rsid="01048a4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1" fo:font-size="9pt" fo:language="en" fo:country="US" officeooo:rsid="00eb33f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1" fo:font-size="9pt" fo:language="en" fo:country="US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5" style:family="text">
      <style:text-properties style:use-window-font-color="true" loext:opacity="0%" style:font-name="Times New Roman1" fo:font-size="9pt" fo:language="en" fo:country="US" officeooo:rsid="011860d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6" style:family="text">
      <style:text-properties style:use-window-font-color="true" loext:opacity="0%" style:font-name="Times New Roman1" fo:font-size="9pt" fo:language="en" fo:country="US" officeooo:rsid="01777ceb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7" style:family="text">
      <style:text-properties style:use-window-font-color="true" loext:opacity="0%" style:font-name="Times New Roman1" fo:font-size="9pt" fo:language="en" fo:country="US" fo:font-style="italic" style:letter-kerning="false" style:font-name-asian="Spectral1" style:font-size-asian="9pt" style:language-asian="zh" style:country-asian="CN" style:font-style-asian="italic" style:font-name-complex="Spectral1" style:font-size-complex="9pt" style:language-complex="hi" style:country-complex="IN" style:font-style-complex="italic"/>
    </style:style>
    <style:style style:name="T18" style:family="text">
      <style:text-properties style:use-window-font-color="true" loext:opacity="0%" style:font-name="Times New Roman1" fo:font-size="9pt" fo:language="en" fo:country="US" fo:font-style="italic" officeooo:rsid="00eb33f5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9" style:family="text">
      <style:text-properties style:use-window-font-color="true" loext:opacity="0%" style:font-name="Times New Roman1" fo:font-size="9pt" fo:language="en" fo:country="US" fo:font-style="italic" officeooo:rsid="00ecea3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20" style:family="text">
      <style:text-properties style:use-window-font-color="true" loext:opacity="0%" style:font-name="Times New Roman1" fo:font-size="9pt" fo:language="en" fo:country="US" fo:font-style="italic" fo:font-weight="normal" style:letter-kerning="false" style:font-name-asian="Spectral1" style:font-size-asian="9pt" style:language-asian="zh" style:country-asian="CN" style:font-style-asian="italic" style:font-weight-asian="normal" style:font-name-complex="Spectral1" style:font-size-complex="9pt" style:language-complex="hi" style:country-complex="IN" style:font-style-complex="italic" style:font-weight-complex="normal"/>
    </style:style>
    <style:style style:name="T21" style:family="text">
      <style:text-properties style:use-window-font-color="true" loext:opacity="0%" style:font-name="Times New Roman1" fo:font-size="9pt" fo:language="en" fo:country="US" fo:font-style="normal" style:letter-kerning="false" style:font-name-asian="Spectral1" style:font-size-asian="9pt" style:language-asian="zh" style:country-asian="CN" style:font-style-asian="normal" style:font-name-complex="Spectral1" style:font-size-complex="9pt" style:language-complex="hi" style:country-complex="IN" style:font-style-complex="normal"/>
    </style:style>
    <style:style style:name="T22" style:family="text">
      <style:text-properties style:use-window-font-color="true" loext:opacity="0%" style:font-name="Times New Roman1" fo:font-size="9pt" fo:language="en" fo:country="US" fo:font-style="normal" officeooo:rsid="00eb33f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23" style:family="text">
      <style:text-properties style:use-window-font-color="true" loext:opacity="0%" style:font-name="Times New Roman1" officeooo:rsid="00acb1df" style:letter-kerning="false" style:language-asian="zh" style:country-asian="CN" style:language-complex="hi" style:country-complex="IN"/>
    </style:style>
    <style:style style:name="T24" style:family="text">
      <style:text-properties style:use-window-font-color="true" loext:opacity="0%" style:font-name="Times New Roman1" style:letter-kerning="false" style:font-name-asian="Spectral1" style:language-asian="zh" style:country-asian="CN" style:font-name-complex="Spectral1" style:language-complex="hi" style:country-complex="IN"/>
    </style:style>
    <style:style style:name="T25" style:family="text">
      <style:text-properties style:use-window-font-color="true" loext:opacity="0%" style:font-name="Times New Roman1" officeooo:rsid="00d5c885" style:letter-kerning="false" style:font-name-asian="Spectral1" style:language-asian="zh" style:country-asian="CN" style:font-name-complex="Spectral1" style:language-complex="hi" style:country-complex="IN"/>
    </style:style>
    <style:style style:name="T26" style:family="text">
      <style:text-properties style:use-window-font-color="true" loext:opacity="0%" style:font-name="Times New Roman1" officeooo:rsid="00edf4a6" style:letter-kerning="false" style:font-name-asian="Spectral1" style:language-asian="zh" style:country-asian="CN" style:font-name-complex="Spectral1" style:language-complex="hi" style:country-complex="IN"/>
    </style:style>
    <style:style style:name="T27" style:family="text">
      <style:text-properties style:use-window-font-color="true" loext:opacity="0%" style:font-name="Times New Roman1" officeooo:rsid="00637397" style:letter-kerning="false" style:font-name-asian="Spectral1" style:language-asian="zh" style:country-asian="CN" style:font-name-complex="Spectral1" style:language-complex="hi" style:country-complex="IN"/>
    </style:style>
    <style:style style:name="T28" style:family="text">
      <style:text-properties style:use-window-font-color="true" loext:opacity="0%" style:font-name="Times New Roman1" officeooo:rsid="012775d3" style:letter-kerning="false" style:font-name-asian="Spectral1" style:language-asian="zh" style:country-asian="CN" style:font-style-asian="normal" style:font-weight-asian="normal" style:font-name-complex="Spectral1" style:language-complex="hi" style:country-complex="IN" style:font-style-complex="normal" style:font-weight-complex="normal" style:text-overline-style="none" style:text-overline-color="font-color"/>
    </style:style>
    <style:style style:name="T29" style:family="text">
      <style:text-properties style:use-window-font-color="true" loext:opacity="0%" style:font-name="Times New Roman1" officeooo:rsid="005f7de5" style:letter-kerning="false" style:font-name-asian="Spectral1" style:language-asian="zh" style:country-asian="CN" style:font-style-asian="normal" style:font-weight-asian="normal" style:font-name-complex="Spectral1" style:language-complex="hi" style:country-complex="IN" style:font-style-complex="normal" style:font-weight-complex="normal" style:text-overline-style="none" style:text-overline-color="font-color"/>
    </style:style>
    <style:style style:name="T30" style:family="text">
      <style:text-properties style:use-window-font-color="true" loext:opacity="0%" style:font-name="Times New Roman1" officeooo:rsid="0115ccf6" style:letter-kerning="false" style:font-name-asian="Spectral1" style:language-asian="zh" style:country-asian="CN" style:font-style-asian="normal" style:font-weight-asian="normal" style:font-name-complex="Spectral1" style:language-complex="hi" style:country-complex="IN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loext:opacity="0%" style:font-name="Times New Roman1" fo:font-size="10pt" fo:language="en" fo:country="none" fo:font-weight="bold" officeooo:rsid="005f7de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2" style:family="text">
      <style:text-properties style:use-window-font-color="true" loext:opacity="0%" style:font-name="Times New Roman1" fo:font-size="10pt" fo:language="en" fo:country="none" fo:font-weight="bold" officeooo:rsid="027a3739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3" style:family="text">
      <style:text-properties style:use-window-font-color="true" loext:opacity="0%" style:font-name="Times New Roman1" fo:font-size="10pt" fo:language="en" fo:country="none" fo:font-weight="bold" officeooo:rsid="009bbe4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4" style:family="text">
      <style:text-properties style:use-window-font-color="true" loext:opacity="0%" style:font-name="Times New Roman1" fo:font-size="10pt" fo:language="en" fo:country="none" fo:font-weight="bold" officeooo:rsid="009d1fb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5" style:family="text">
      <style:text-properties style:use-window-font-color="true" loext:opacity="0%" style:font-name="Times New Roman1" fo:font-size="10pt" fo:font-weight="normal" officeooo:rsid="011b9bd4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6" style:family="text">
      <style:text-properties style:use-window-font-color="true" loext:opacity="0%" style:font-name="Times New Roman1" fo:font-weight="normal" officeooo:rsid="00acb1df" style:letter-kerning="false" style:language-asian="zh" style:country-asian="CN" style:font-weight-asian="normal" style:language-complex="hi" style:country-complex="IN" style:font-weight-complex="normal"/>
    </style:style>
    <style:style style:name="T37" style:family="text">
      <style:text-properties style:use-window-font-color="true" loext:opacity="0%" style:font-name="Times New Roman1" fo:font-weight="normal" officeooo:rsid="0131eb3e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38" style:family="text">
      <style:text-properties style:use-window-font-color="true" loext:opacity="0%" style:font-name="Times New Roman1" fo:font-weight="normal" officeooo:rsid="013427c4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39" style:family="text">
      <style:text-properties style:use-window-font-color="true" loext:opacity="0%" style:font-name="Times New Roman1" fo:language="en" fo:country="none" style:letter-kerning="false" style:font-name-asian="Spectral1" style:language-asian="zh" style:country-asian="CN" style:font-name-complex="Spectral1" style:language-complex="hi" style:country-complex="IN"/>
    </style:style>
    <style:style style:name="T40" style:family="text">
      <style:text-properties style:use-window-font-color="true" loext:opacity="0%" style:font-name="Times New Roman1" fo:language="en" fo:country="none" officeooo:rsid="00a42738" style:letter-kerning="false" style:font-name-asian="Spectral1" style:language-asian="zh" style:country-asian="CN" style:font-name-complex="Spectral1" style:language-complex="hi" style:country-complex="IN"/>
    </style:style>
    <style:style style:name="T41" style:family="text">
      <style:text-properties style:use-window-font-color="true" loext:opacity="0%" style:font-name="Times New Roman1" fo:font-weight="bold" officeooo:rsid="017731fd" style:letter-kerning="false" style:font-name-asian="Spectral1" style:language-asian="zh" style:country-asian="CN" style:font-weight-asian="bold" style:font-name-complex="Spectral1" style:language-complex="hi" style:country-complex="IN"/>
    </style:style>
    <style:style style:name="T42" style:family="text">
      <style:text-properties style:use-window-font-color="true" loext:opacity="0%" style:font-name="Times New Roman1" fo:font-weight="bold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3" style:family="text">
      <style:text-properties style:use-window-font-color="true" loext:opacity="0%" style:font-name="Times New Roman1" fo:font-weight="bold" officeooo:rsid="013427c4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4" style:family="text">
      <style:text-properties style:use-window-font-color="true" loext:opacity="0%" style:font-name="Times New Roman" officeooo:rsid="01275f42" style:letter-kerning="false" style:font-name-asian="Spectral1" style:language-asian="zh" style:country-asian="CN" style:font-name-complex="Spectral1" style:language-complex="hi" style:country-complex="IN"/>
    </style:style>
    <style:style style:name="T45" style:family="text">
      <style:text-properties style:use-window-font-color="true" loext:opacity="0%" style:font-name="Times New Roman" officeooo:rsid="0105d8d8" style:letter-kerning="false" style:font-name-asian="Spectral1" style:language-asian="zh" style:country-asian="CN" style:font-name-complex="Spectral1" style:language-complex="hi" style:country-complex="IN"/>
    </style:style>
    <style:style style:name="T46" style:family="text">
      <style:text-properties fo:color="#0b5394" loext:opacity="100%" style:font-name="Envision Roman1" fo:font-size="18pt" fo:language="en" fo:country="none" officeooo:rsid="0044db71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47" style:family="text">
      <style:text-properties fo:font-weight="bold" style:font-weight-asian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edf4a6" style:font-weight-asian="bold" style:font-weight-complex="bold"/>
    </style:style>
    <style:style style:name="T50" style:family="text">
      <style:text-properties fo:font-weight="bold" officeooo:rsid="02ba3637" style:font-weight-asian="bold" style:font-weight-complex="bold"/>
    </style:style>
    <style:style style:name="T51" style:family="text">
      <style:text-properties fo:font-weight="bold" officeooo:rsid="011b9bd4" style:font-weight-asian="bold" style:font-weight-complex="bold"/>
    </style:style>
    <style:style style:name="T52" style:family="text">
      <style:text-properties fo:font-weight="bold" officeooo:rsid="0139603b" style:font-weight-asian="bold" style:font-weight-complex="bold"/>
    </style:style>
    <style:style style:name="T53" style:family="text">
      <style:text-properties fo:font-weight="bold" officeooo:rsid="015d3928" style:font-weight-asian="bold" style:font-weight-complex="bold"/>
    </style:style>
    <style:style style:name="T54" style:family="text">
      <style:text-properties fo:font-weight="bold" officeooo:rsid="017dff1f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44db71" style:font-weight-asian="normal" style:font-weight-complex="normal"/>
    </style:style>
    <style:style style:name="T57" style:family="text">
      <style:text-properties fo:font-weight="normal" officeooo:rsid="00dcaa00" style:font-weight-asian="normal" style:font-weight-complex="normal"/>
    </style:style>
    <style:style style:name="T58" style:family="text">
      <style:text-properties fo:font-weight="normal" officeooo:rsid="00edf4a6" style:font-weight-asian="normal" style:font-weight-complex="normal"/>
    </style:style>
    <style:style style:name="T59" style:family="text">
      <style:text-properties fo:font-weight="normal" officeooo:rsid="02ba6d58" style:font-weight-asian="normal" style:font-weight-complex="normal"/>
    </style:style>
    <style:style style:name="T60" style:family="text">
      <style:text-properties fo:font-weight="normal" officeooo:rsid="017731fd" style:font-weight-asian="normal" style:font-weight-complex="normal"/>
    </style:style>
    <style:style style:name="T61" style:family="text">
      <style:text-properties fo:font-weight="normal" officeooo:rsid="00ef1911" style:font-weight-asian="normal" style:font-weight-complex="normal"/>
    </style:style>
    <style:style style:name="T62" style:family="text">
      <style:text-properties fo:font-weight="normal" officeooo:rsid="00fac81b" style:font-weight-asian="normal" style:font-weight-complex="normal"/>
    </style:style>
    <style:style style:name="T63" style:family="text">
      <style:text-properties fo:font-weight="normal" officeooo:rsid="01048a43" style:font-weight-asian="normal" style:font-weight-complex="normal"/>
    </style:style>
    <style:style style:name="T64" style:family="text">
      <style:text-properties fo:font-weight="normal" officeooo:rsid="010d8357" style:font-weight-asian="normal" style:font-weight-complex="normal"/>
    </style:style>
    <style:style style:name="T65" style:family="text">
      <style:text-properties fo:font-weight="normal" officeooo:rsid="0114bae3" style:font-weight-asian="normal" style:font-weight-complex="normal"/>
    </style:style>
    <style:style style:name="T66" style:family="text">
      <style:text-properties fo:font-weight="normal" officeooo:rsid="0131eb3e" style:font-weight-asian="normal" style:font-weight-complex="normal"/>
    </style:style>
    <style:style style:name="T67" style:family="text">
      <style:text-properties fo:font-weight="normal" officeooo:rsid="0131fec9" style:font-weight-asian="normal" style:font-weight-complex="normal"/>
    </style:style>
    <style:style style:name="T68" style:family="text">
      <style:text-properties fo:font-weight="normal" officeooo:rsid="013bbd80" style:font-weight-asian="normal" style:font-weight-complex="normal"/>
    </style:style>
    <style:style style:name="T69" style:family="text">
      <style:text-properties fo:font-weight="normal" officeooo:rsid="015d0bfb" style:font-weight-asian="normal" style:font-weight-complex="normal"/>
    </style:style>
    <style:style style:name="T70" style:family="text">
      <style:text-properties fo:font-weight="normal" officeooo:rsid="0173b10a" style:font-weight-asian="normal" style:font-weight-complex="normal"/>
    </style:style>
    <style:style style:name="T71" style:family="text">
      <style:text-properties fo:font-weight="normal" officeooo:rsid="00efd567" style:font-size-asian="10pt" style:font-weight-asian="normal" style:font-size-complex="10pt" style:font-weight-complex="normal"/>
    </style:style>
    <style:style style:name="T72" style:family="text">
      <style:text-properties officeooo:rsid="004a9fef"/>
    </style:style>
    <style:style style:name="T73" style:family="text">
      <style:text-properties fo:font-style="italic" style:font-style-asian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officeooo:rsid="013bbd80" style:font-style-asian="italic" style:font-style-complex="italic"/>
    </style:style>
    <style:style style:name="T76" style:family="text">
      <style:text-properties fo:font-style="italic" officeooo:rsid="015d7f23" style:font-style-asian="italic" style:font-style-complex="italic"/>
    </style:style>
    <style:style style:name="T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43cba1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31f9ddc" style:font-style-asian="italic" style:font-weight-asian="normal" style:font-style-complex="italic" style:font-weight-complex="normal"/>
    </style:style>
    <style:style style:name="T80" style:family="text">
      <style:text-properties fo:font-style="italic" officeooo:rsid="013278ba" style:language-asian="zh" style:country-asian="CN" style:font-style-asian="italic" style:language-complex="hi" style:country-complex="IN" style:font-style-complex="italic"/>
    </style:style>
    <style:style style:name="T81" style:family="text">
      <style:text-properties style:font-weight-asian="bold" style:font-weight-complex="bold"/>
    </style:style>
    <style:style style:name="T82" style:family="text">
      <style:text-properties fo:language="en" fo:country="US"/>
    </style:style>
    <style:style style:name="T83" style:family="text">
      <style:text-properties fo:language="en" fo:country="US" officeooo:rsid="00be218d"/>
    </style:style>
    <style:style style:name="T84" style:family="text">
      <style:text-properties fo:language="en" fo:country="US" fo:font-weight="bold" style:font-weight-asian="bold" style:font-weight-complex="bold"/>
    </style:style>
    <style:style style:name="T85" style:family="text">
      <style:text-properties fo:language="en" fo:country="US" fo:font-weight="normal" style:font-weight-asian="normal" style:font-weight-complex="normal"/>
    </style:style>
    <style:style style:name="T86" style:family="text">
      <style:text-properties officeooo:rsid="01275f42"/>
    </style:style>
    <style:style style:name="T87" style:family="text">
      <style:text-properties officeooo:rsid="0105d8d8"/>
    </style:style>
    <style:style style:name="T88" style:family="text">
      <style:text-properties officeooo:rsid="0258af07"/>
    </style:style>
    <style:style style:name="T89" style:family="text">
      <style:text-properties fo:font-variant="small-caps" fo:color="#1c1c1c" loext:opacity="100%" style:font-name="Goudy Old Style" fo:font-size="15pt" fo:language="en" fo:country="none" fo:font-style="normal" fo:text-shadow="none" fo:font-weight="bold" officeooo:rsid="00f6f5b9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90" style:family="text">
      <style:text-properties style:language-asian="zh" style:country-asian="CN" style:language-complex="hi" style:country-complex="IN"/>
    </style:style>
    <style:style style:name="T91" style:family="text">
      <style:text-properties officeooo:rsid="013278ba" style:language-asian="zh" style:country-asian="CN" style:language-complex="hi" style:country-complex="IN"/>
    </style:style>
    <style:style style:name="T92" style:family="text">
      <style:text-properties officeooo:rsid="00e19038"/>
    </style:style>
    <style:style style:name="T93" style:family="text">
      <style:text-properties officeooo:rsid="00acb1df"/>
    </style:style>
    <style:style style:name="T94" style:family="text">
      <style:text-properties officeooo:rsid="00e5c058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13bbd80" style:font-style-asian="normal" style:font-style-complex="normal"/>
    </style:style>
    <style:style style:name="T97" style:family="text">
      <style:text-properties fo:font-style="normal" officeooo:rsid="015d7f23" style:font-style-asian="normal" style:font-style-complex="normal"/>
    </style:style>
    <style:style style:name="T98" style:family="text">
      <style:text-properties fo:font-style="normal" officeooo:rsid="01785550" style:font-style-asian="normal" style:font-style-complex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officeooo:rsid="013278ba" style:language-asian="zh" style:country-asian="CN" style:font-style-asian="normal" style:language-complex="hi" style:country-complex="IN" style:font-style-complex="normal"/>
    </style:style>
    <style:style style:name="T101" style:family="text">
      <style:text-properties fo:font-style="normal" officeooo:rsid="0132de63" style:language-asian="zh" style:country-asian="CN" style:font-style-asian="normal" style:language-complex="hi" style:country-complex="IN" style:font-style-complex="normal"/>
    </style:style>
    <style:style style:name="T102" style:family="text">
      <style:text-properties officeooo:rsid="00edf4a6"/>
    </style:style>
    <style:style style:name="T103" style:family="text">
      <style:text-properties officeooo:rsid="00c6c3d4"/>
    </style:style>
    <style:style style:name="T104" style:family="text">
      <style:text-properties officeooo:rsid="01885d0b"/>
    </style:style>
    <style:style style:name="T105" style:family="text">
      <style:text-properties officeooo:rsid="00cc6290"/>
    </style:style>
    <style:style style:name="T106" style:family="text">
      <style:text-properties officeooo:rsid="0178857f"/>
    </style:style>
    <style:style style:name="T107" style:family="text">
      <style:text-properties officeooo:rsid="00c67bb3"/>
    </style:style>
    <style:style style:name="T108" style:family="text">
      <style:text-properties officeooo:rsid="01794078"/>
    </style:style>
    <style:style style:name="T109" style:family="text">
      <style:text-properties officeooo:rsid="017731fd"/>
    </style:style>
    <style:style style:name="T110" style:family="text">
      <style:text-properties officeooo:rsid="00d04610"/>
    </style:style>
    <style:style style:name="T111" style:family="text">
      <style:text-properties officeooo:rsid="00ef1911"/>
    </style:style>
    <style:style style:name="T112" style:family="text">
      <style:text-properties officeooo:rsid="028cd9a7"/>
    </style:style>
    <style:style style:name="T113" style:family="text">
      <style:text-properties fo:language="en" fo:country="none" style:language-asian="zh" style:country-asian="CN" style:language-complex="hi" style:country-complex="IN"/>
    </style:style>
    <style:style style:name="T114" style:family="text">
      <style:text-properties officeooo:rsid="005f7de5"/>
    </style:style>
    <style:style style:name="T115" style:family="text">
      <style:text-properties officeooo:rsid="00efd567" style:font-size-asian="10pt" style:font-weight-asian="bold" style:font-size-complex="10pt" style:font-weight-complex="bold"/>
    </style:style>
    <style:style style:name="T116" style:family="text">
      <style:text-properties officeooo:rsid="0286ded3"/>
    </style:style>
    <style:style style:name="T117" style:family="text">
      <style:text-properties officeooo:rsid="00610a67"/>
    </style:style>
    <style:style style:name="T118" style:family="text">
      <style:text-properties officeooo:rsid="00bc3a2f"/>
    </style:style>
    <style:style style:name="T119" style:family="text">
      <style:text-properties officeooo:rsid="01f86938"/>
    </style:style>
    <style:style style:name="T120" style:family="text">
      <style:text-properties officeooo:rsid="0096ed6c"/>
    </style:style>
    <style:style style:name="T121" style:family="text">
      <style:text-properties officeooo:rsid="00616d90"/>
    </style:style>
    <style:style style:name="T122" style:family="text">
      <style:text-properties officeooo:rsid="00970e7a"/>
    </style:style>
    <style:style style:name="T123" style:family="text">
      <style:text-properties officeooo:rsid="0097cb0b"/>
    </style:style>
    <style:style style:name="T124" style:family="text">
      <style:text-properties officeooo:rsid="0207dae6"/>
    </style:style>
    <style:style style:name="T125" style:family="text">
      <style:text-properties officeooo:rsid="020bc67b"/>
    </style:style>
    <style:style style:name="T126" style:family="text">
      <style:text-properties officeooo:rsid="00714c55"/>
    </style:style>
    <style:style style:name="T127" style:family="text">
      <style:text-properties officeooo:rsid="0024f4eb"/>
    </style:style>
    <style:style style:name="T128" style:family="text">
      <style:text-properties fo:font-size="9pt" fo:language="en" fo:country="US" officeooo:rsid="00edf4a6" style:font-size-asian="9pt" style:font-size-complex="9pt"/>
    </style:style>
    <style:style style:name="T129" style:family="text">
      <style:text-properties officeooo:rsid="0102a9d2"/>
    </style:style>
    <style:style style:name="T130" style:family="text">
      <style:text-properties officeooo:rsid="01048a43"/>
    </style:style>
    <style:style style:name="T131" style:family="text">
      <style:text-properties officeooo:rsid="0112b82a"/>
    </style:style>
    <style:style style:name="T132" style:family="text">
      <style:text-properties officeooo:rsid="0114bae3"/>
    </style:style>
    <style:style style:name="T133" style:family="text">
      <style:text-properties officeooo:rsid="011860dc"/>
    </style:style>
    <style:style style:name="T134" style:family="text">
      <style:text-properties officeooo:rsid="0119b9e8"/>
    </style:style>
    <style:style style:name="T135" style:family="text">
      <style:text-properties officeooo:rsid="011b9bd4"/>
    </style:style>
    <style:style style:name="T136" style:family="text">
      <style:text-properties officeooo:rsid="01255c89"/>
    </style:style>
    <style:style style:name="T137" style:family="text">
      <style:text-properties officeooo:rsid="01255d06"/>
    </style:style>
    <style:style style:name="T138" style:family="text">
      <style:text-properties officeooo:rsid="01296c67"/>
    </style:style>
    <style:style style:name="T139" style:family="text">
      <style:text-properties officeooo:rsid="012b54ed"/>
    </style:style>
    <style:style style:name="T140" style:family="text">
      <style:text-properties officeooo:rsid="012d22b6"/>
    </style:style>
    <style:style style:name="T141" style:family="text">
      <style:text-properties officeooo:rsid="013427c4"/>
    </style:style>
    <style:style style:name="T142" style:family="text">
      <style:text-properties officeooo:rsid="013bbd80"/>
    </style:style>
    <style:style style:name="T143" style:family="text">
      <style:text-properties officeooo:rsid="014438c3"/>
    </style:style>
    <style:style style:name="T144" style:family="text">
      <style:text-properties officeooo:rsid="014e85a7"/>
    </style:style>
    <style:style style:name="T145" style:family="text">
      <style:text-properties officeooo:rsid="03b90633"/>
    </style:style>
    <style:style style:name="T146" style:family="text">
      <style:text-properties officeooo:rsid="015485fd"/>
    </style:style>
    <style:style style:name="T147" style:family="text">
      <style:text-properties officeooo:rsid="015789f9"/>
    </style:style>
    <style:style style:name="T148" style:family="text">
      <style:text-properties officeooo:rsid="015a9740"/>
    </style:style>
    <style:style style:name="T149" style:family="text">
      <style:text-properties officeooo:rsid="03c0e029"/>
    </style:style>
    <style:style style:name="T150" style:family="text">
      <style:text-properties officeooo:rsid="03c2107a"/>
    </style:style>
    <style:style style:name="T151" style:family="text">
      <style:text-properties officeooo:rsid="015d2509"/>
    </style:style>
    <style:style style:name="T152" style:family="text">
      <style:text-properties officeooo:rsid="015d7f23"/>
    </style:style>
    <style:style style:name="T153" style:family="text">
      <style:text-properties officeooo:rsid="01637778"/>
    </style:style>
    <style:style style:name="T154" style:family="text">
      <style:text-properties officeooo:rsid="01674db3"/>
    </style:style>
    <style:style style:name="T155" style:family="text">
      <style:text-properties officeooo:rsid="04112974"/>
    </style:style>
    <style:style style:name="T156" style:family="text">
      <style:text-properties officeooo:rsid="01acdb36" style:font-style-asian="normal" style:font-weight-asian="normal" style:font-style-complex="normal" style:font-weight-complex="normal" style:text-overline-style="none" style:text-overline-color="font-color"/>
    </style:style>
    <style:style style:name="T157" style:family="text">
      <style:text-properties officeooo:rsid="011d6703" style:font-style-asian="normal" style:font-weight-asian="normal" style:font-style-complex="normal" style:font-weight-complex="normal" style:text-overline-style="none" style:text-overline-color="font-color"/>
    </style:style>
    <style:style style:name="T158" style:family="text">
      <style:text-properties officeooo:rsid="012775d3" style:font-style-asian="normal" style:font-weight-asian="normal" style:font-style-complex="normal" style:font-weight-complex="normal" style:text-overline-style="none" style:text-overline-color="font-color"/>
    </style:style>
    <style:style style:name="T159" style:family="text">
      <style:text-properties officeooo:rsid="016b93ec"/>
    </style:style>
    <style:style style:name="T160" style:family="text">
      <style:text-properties officeooo:rsid="016c8b65"/>
    </style:style>
    <style:style style:name="T161" style:family="text">
      <style:text-properties officeooo:rsid="016d7a34"/>
    </style:style>
    <style:style style:name="T162" style:family="text">
      <style:text-properties officeooo:rsid="016dc25f"/>
    </style:style>
    <style:style style:name="T163" style:family="text">
      <style:text-properties officeooo:rsid="017dff1f"/>
    </style:style>
    <style:style style:name="Sect1" style:family="section">
      <style:section-properties style:writing-mode="lr-tb" style:editable="false">
        <style:columns fo:column-count="3">
          <style:column style:rel-width="21845*" fo:start-indent="0in" fo:end-indent="0.0992in"/>
          <style:column style:rel-width="21845*" fo:start-indent="0.0992in" fo:end-indent="0.0992in"/>
          <style:column style:rel-width="21845*" fo:start-indent="0.0992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>
          <style:column style:rel-width="2779*" fo:start-indent="0in" fo:end-indent="0.0701in"/>
          <style:column style:rel-width="2880*" fo:start-indent="0.0701in" fo:end-indent="0.0701in"/>
          <style:column style:rel-width="5141*" fo:start-indent="0.0701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3" text:outline-level="1">General</text:h>
      <text:section text:style-name="Sect1" text:name="TextSection">
        <text:h text:style-name="Heading_20_2" text:outline-level="2">Dice</text:h>
        <text:p text:style-name="P105"><text:span text:style-name="T4">Add together </text:span>(Attribute + Ability) d10s, <text:span text:style-name="T131">and roll. </text:span>The number of Successes must be greater or equal to the difficulty of the task.</text:p>
        <text:p text:style-name="P105"><text:span text:style-name="T131">7,8,9</text:span> is 1 success<text:line-break/>10 is 2 successes.</text:p>
        <text:h text:style-name="Heading_20_3" text:outline-level="3">Advantages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table:number-columns-spanned="3" office:value-type="string">
              <text:p text:style-name="P78">Advantage/Disadvantage</text:p>
            </table:table-cell>
            <table:covered-table-cell/>
            <table:covered-table-cell/>
          </table:table-row>
          <table:table-row table:style-name="Table11.2">
            <table:table-cell table:style-name="Table11.A2" office:value-type="string">
              <text:p text:style-name="P2"/>
            </table:table-cell>
            <table:table-cell table:style-name="Table11.B2" office:value-type="string">
              <text:p text:style-name="P76"><text:span text:style-name="T86">Dice</text:span> </text:p>
            </table:table-cell>
            <table:table-cell table:style-name="Table11.C2" office:value-type="string">
              <text:p text:style-name="P77">Difficulty</text:p>
            </table:table-cell>
          </table:table-row>
          <table:table-row table:style-name="Table11.3">
            <table:table-cell table:style-name="Table11.A3" office:value-type="string">
              <text:p text:style-name="P55">Moderate</text:p>
            </table:table-cell>
            <table:table-cell table:style-name="Table11.B3" office:value-type="string">
              <text:p text:style-name="P1"><text:s/><text:span text:style-name="T44">±</text:span><text:span text:style-name="T45">2</text:span></text:p>
            </table:table-cell>
            <table:table-cell table:style-name="Table11.C3" office:value-type="string">
              <text:p text:style-name="P1"><text:s/><text:span text:style-name="T44">±</text:span><text:span text:style-name="T45">1</text:span></text:p>
            </table:table-cell>
          </table:table-row>
          <table:table-row table:style-name="Table11.4">
            <table:table-cell table:style-name="Table11.A4" office:value-type="string">
              <text:p text:style-name="P55">Major</text:p>
            </table:table-cell>
            <table:table-cell table:style-name="Table11.B4" office:value-type="string">
              <text:p text:style-name="P99">±<text:span text:style-name="T88">4</text:span></text:p>
            </table:table-cell>
            <table:table-cell table:style-name="Table11.C4" office:value-type="string">
              <text:p text:style-name="P99">±<text:span text:style-name="T87">2</text:span></text:p>
            </table:table-cell>
          </table:table-row>
        </table:table>
        <text:h text:style-name="P184" text:outline-level="3">Difficulty</text:h>
        <text:list xml:id="list1237715826" text:style-name="Exalt_20_Dot">
          <text:list-item>
            <text:p text:style-name="P158"><text:span text:style-name="T47">Difficulty 1 </text:span><text:span text:style-name="T55">(</text:span><text:span text:style-name="T35">Easy</text:span><text:span text:style-name="T55">)</text:span></text:p>
          </text:list-item>
          <text:list-item>
            <text:p text:style-name="P158"><text:span text:style-name="T47">Difficulty 3 </text:span><text:span text:style-name="T55">(Typical) </text:span>- <text:span text:style-name="T135">[</text:span><text:span text:style-name="T51">Default]</text:span></text:p>
          </text:list-item>
          <text:list-item>
            <text:p text:style-name="P158"><text:span text:style-name="T47">Difficulty 5</text:span> <text:span text:style-name="T55">(Difficult)</text:span></text:p>
          </text:list-item>
          <text:list-item>
            <text:p text:style-name="P159">Difficulty 7 <text:span text:style-name="T55">(Challenging)</text:span></text:p>
          </text:list-item>
          <text:list-item>
            <text:p text:style-name="P159">Difficulty 9 <text:span text:style-name="T55">(Impossible)</text:span></text:p>
          </text:list-item>
        </text:list>
        <text:h text:style-name="P185" text:outline-level="3">Stunting</text:h>
        <text:p text:style-name="P152"><text:span text:style-name="T14">These are cool descriptions of your action, that the Storyteller is encouraged to let happen as described. Additionally, </text:span><text:span text:style-name="T15">they may grant </text:span><text:span text:style-name="T16">1</text:span><text:span text:style-name="T15"> Anima for unique and interesting moments.</text:span></text:p>
        <text:h text:style-name="P186" text:outline-level="3">Merits</text:h>
        <text:p text:style-name="P52">Merits confer a background fact of a character—something that is true about them and should be considered as part of the story.</text:p>
        <text:p text:style-name="P40"><text:span text:style-name="T9">An</text:span><text:span text:style-name="T10"> (Attribute + Merit Rating) roll may be made, such as (Cha</text:span><text:span text:style-name="T11">risma</text:span><text:span text:style-name="T10"> + Wealth) as an attempt to Bribe.</text:span></text:p>
        <text:h text:style-name="P122" text:outline-level="2">Limit</text:h>
        <text:p text:style-name="P121">Each Character has a character flaw, and their breaking point is measured in Limit. <text:s/>Gain Limit by:</text:p>
        <text:list xml:id="list82761445686242" text:continue-numbering="true" text:style-name="Exalt_20_Dot">
          <text:list-item>
            <text:p text:style-name="P165"><text:span text:style-name="T93">U</text:span>sing the Excellency</text:p>
          </text:list-item>
          <text:list-item>
            <text:p text:style-name="P165">Encountering their detailed flaw trigger.</text:p>
          </text:list-item>
          <text:list-item>
            <text:p text:style-name="P165">Working against their Intimacy.</text:p>
          </text:list-item>
        </text:list>
        <text:p text:style-name="P41"><text:line-break/>Break on 10 Limit, or <text:span text:style-name="T94">e</text:span>arly if encountering a particularly stressful situation. <text:line-break/><text:span text:style-name="T94">(Roll 1d10. If less than current limit, you break.)</text:span></text:p>
        <text:h text:style-name="P187" text:outline-level="3">Excellency</text:h>
        <text:p text:style-name="P151"><text:span text:style-name="T74">After</text:span><text:span text:style-name="T95"> a roll is resolved, Gain 1 Limit to activate the Exalt’s Excellency. This is different for each Exalt, for example:</text:span></text:p>
        <text:p text:style-name="P146">Solars: Gain (Ability) Successes.</text:p>
        <text:p text:style-name="P54"/>
        <text:h text:style-name="P127" text:outline-level="2">Essence</text:h>
        <text:p text:style-name="P56"><text:span text:style-name="T55">Exalts empower their activities with Motes, </text:span><text:span text:style-name="T57">which regain </text:span><text:span text:style-name="T65">after a full night’s sleep, or 1 per Hour when resting.</text:span></text:p>
        <text:h text:style-name="P188" text:outline-level="3">Anima</text:h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table:number-columns-spanned="2" office:value-type="string">
              <text:p text:style-name="P106">Gain Anima 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113">Critical Roll</text:p>
            </table:table-cell>
            <table:table-cell table:style-name="Table14.A2" office:value-type="string">
              <text:p text:style-name="P107"><text:span text:style-name="T144">1</text:span> Anima for a roll of 8-<text:span text:style-name="T144">9</text:span><text:line-break/><text:span text:style-name="T144">2 Anima for a roll of 10-11</text:span><text:line-break/><text:span text:style-name="T160">3</text:span><text:span text:style-name="T144"> Anima for a roll of 12+</text:span></text:p>
            </table:table-cell>
          </table:table-row>
          <table:table-row table:style-name="Table14.1">
            <table:table-cell table:style-name="Table14.A3" office:value-type="string">
              <text:p text:style-name="P112">Stunt/Roleplay</text:p>
            </table:table-cell>
            <table:table-cell table:style-name="Table14.A3" office:value-type="string">
              <text:p text:style-name="P109"><text:span text:style-name="T159">1</text:span> Anima for great stunts and/or roleplay. <text:line-break/><text:span text:style-name="T133">(</text:span><text:span text:style-name="T134">D</text:span><text:span text:style-name="T133">oes not dissipate </text:span><text:span text:style-name="T134">at rest</text:span><text:span text:style-name="T133">)</text:span></text:p>
            </table:table-cell>
          </table:table-row>
          <table:table-row table:style-name="Table14.1">
            <table:table-cell table:style-name="Table14.A2" office:value-type="string">
              <text:p text:style-name="P117">Build Power</text:p>
            </table:table-cell>
            <table:table-cell table:style-name="Table14.A2" office:value-type="string">
              <text:p text:style-name="P108">Gain 1 Anima. Roll (Essence + Favored Ability), and gain ½ Successes as Anima, rounded up.</text:p>
              <text:p text:style-name="P108">Or</text:p>
              <text:p text:style-name="P108">Spend 5 minutes per Anima required.</text:p>
            </table:table-cell>
          </table:table-row>
        </table:table>
        <text:p text:style-name="P86">Spend <text:span text:style-name="T132">Anima</text:span>:</text:p>
        <text:list xml:id="list82761554826223" text:continue-numbering="true" text:style-name="Exalt_20_Dot">
          <text:list-item>
            <text:p text:style-name="P181">In place of motes: 1 Anima per 1 Mote</text:p>
          </text:list-item>
          <text:list-item>
            <text:p text:style-name="P167">1 Anima for 2 Dice on an action<text:span text:style-name="T146">. </text:span><text:span text:style-name="T161">Cannot grant more than once per action.</text:span></text:p>
          </text:list-item>
          <text:list-item>
            <text:p text:style-name="P181">Exalt/Caste Anima Abilities.</text:p>
          </text:list-item>
          <text:list-item>
            <text:p text:style-name="P181">Empowering more powerful Charms and Powers</text:p>
          </text:list-item>
          <text:list-item>
            <text:p text:style-name="P164">Fueling the Strife—their narrative power that expands past the rules.</text:p>
          </text:list-item>
        </text:list>
        <text:h text:style-name="Heading_20_3" text:outline-level="3">Rest</text:h>
        <text:p text:style-name="P73">Regain 15 Health and all motes over a full night’s rest. Accumulated anima dissipates.</text:p>
        <text:p text:style-name="P74"><text:span text:style-name="T48">Or:</text:span> 2 Health, 1 Motes regained per hour.</text:p>
        <text:h text:style-name="P191" text:outline-level="3">Anima <text:span text:style-name="T92">Banner</text:span></text:h>
        <text:p text:style-name="P147"><text:span text:style-name="T3">T</text:span><text:span text:style-name="T2">he Anima Banner is an Aesthetic representation of the Exalt’s power. </text:span><text:span text:style-name="T7">It is a unique expression of the soul and shows up narratively when the Player decides it would be appropriate.</text:span></text:p>
        <text:h text:style-name="P43" text:outline-level="2">Strifes</text:h>
        <text:p text:style-name="P42">By stunting and spending <text:span text:style-name="T90">3 anima</text:span>, <text:span text:style-name="T90">you may perform and invent a narrative power.</text:span></text:p>
        <text:list xml:id="list82759888339116" text:continue-numbering="true" text:style-name="Exalt_20_Dot">
          <text:list-item>
            <text:p text:style-name="P161"><text:span text:style-name="T8">Use</text:span> a <text:span text:style-name="T143">Lesser C</text:span>harm you do not have.</text:p>
          </text:list-item>
          <text:list-item>
            <text:p text:style-name="P161">Reset limited-use powers.</text:p>
          </text:list-item>
          <text:list-item>
            <text:p text:style-name="P162">Make a narrative change to the world.</text:p>
          </text:list-item>
          <text:list-item>
            <text:p text:style-name="P163">Rolls are not required, but when performed have a guaranteed (Essence) minimum successes</text:p>
          </text:list-item>
          <text:list-item>
            <text:p text:style-name="P160">Strikes<text:span text:style-name="T55"> have +4 Acc, 3+(Essence)x2 Base Damage.</text:span></text:p>
          </text:list-item>
        </text:list>
        <text:h text:style-name="Heading_20_2" text:outline-level="2">Minor Charm</text:h>
        <text:p text:style-name="P180">All Exalts can spend 1 mote to Show Off, or perform a minor utilit<text:span text:style-name="T147">y</text:span> such as using their anima as a light source.</text:p>
        <text:h text:style-name="P157" text:outline-level="2">Special rolls</text:h>
        <text:h text:style-name="P192" text:outline-level="3">Teamwork</text:h>
        <text:p text:style-name="P156">Describe how you are assisting, then grant +2 dice. <text:s/>(You do not need to roll to assist).</text:p>
        <text:p text:style-name="P18"><text:span text:style-name="T25">A</text:span><text:span text:style-name="T24">nother may help, but +4 dice is the maximum.</text:span></text:p>
        <text:h text:style-name="P193" text:outline-level="3">Group</text:h>
        <text:p text:style-name="P126">When rolling as a group, you may donate <text:span text:style-name="T129">extra</text:span> successes to another character: give up 2 successes to boost <text:span text:style-name="T137">an ally</text:span> by 1 <text:span text:style-name="T136">success</text:span>.</text:p>
        <text:h text:style-name="P195" text:outline-level="3">Contested</text:h>
        <text:p text:style-name="P53">Each Character rolls their dice pool, <text:span text:style-name="T138">with the greater number of successes </text:span>winning. </text:p>
        <text:p text:style-name="P53">NPC’s should just take the average <text:span text:style-name="T140">(rounded down)</text:span> of their dice pool <text:span text:style-name="T139">instead of rolling.</text:span></text:p>
        <text:h text:style-name="P148" text:outline-level="2"><text:span text:style-name="T130">Power </text:span><text:span text:style-name="T72">Types</text:span></text:h>
        <text:list xml:id="list82759889520467" text:continue-numbering="true" text:style-name="Exalt_20_Dot">
          <text:list-item>
            <text:p text:style-name="P168"><text:span text:style-name="T48">Simple</text:span> – Consumes Action</text:p>
          </text:list-item>
          <text:list-item>
            <text:p text:style-name="P169">Supplemental<text:span text:style-name="T56"> – </text:span><text:span text:style-name="T12">Does not consume an action, but must be performed on the turn.</text:span></text:p>
          </text:list-item>
          <text:list-item>
            <text:p text:style-name="P169">Reflexive<text:span text:style-name="T55"> – </text:span><text:span text:style-name="T63">Is done in reaction to a specific condition. Does not consume an action.</text:span></text:p>
          </text:list-item>
          <text:list-item>
            <text:p text:style-name="P166"><text:span text:style-name="T115">Permanent</text:span><text:span text:style-name="T81"> –</text:span><text:span text:style-name="T55"> </text:span><text:span text:style-name="T71">Change to character sheet.</text:span></text:p>
          </text:list-item>
        </text:list>
        <text:h text:style-name="P138" text:outline-level="2">Special Actions</text:h>
        <text:h text:style-name="P196" text:outline-level="3">Influence Intimacy</text:h>
        <text:p text:style-name="P124">Create or suppress an Intimacy or Emotion in a character. This <text:span text:style-name="T5">will last at least a Scene. </text:span><text:span text:style-name="T6">(More at Storyteller discretion)</text:span></text:p>
        <text:p text:style-name="P124">Influence Emotions grant +/- 1 Resolve—a Moderate modifier.</text:p>
        <text:h text:style-name="P197" text:outline-level="3">Perform Task</text:h>
        <text:p text:style-name="P123">Command another character to perform a task for you. Success depends on the ask:</text:p>
        <text:list xml:id="list82760846406919" text:continue-numbering="true" text:style-name="Exalt_20_Dot">
          <text:list-item>
            <text:p text:style-name="P171"><text:span text:style-name="T23">Inconvenient: </text:span><text:span text:style-name="T36">Normal Roll</text:span></text:p>
          </text:list-item>
          <text:list-item>
            <text:p text:style-name="P171">Serious: <text:span text:style-name="T77">(+</text:span><text:span text:style-name="T78">2</text:span><text:span text:style-name="T77"> Resolve) </text:span><text:span text:style-name="T79">Must Leverage an Emotion or Intimacy to attempt.</text:span></text:p>
          </text:list-item>
          <text:list-item>
            <text:p text:style-name="P170"><text:span text:style-name="T21">Life Changing:</text:span><text:span text:style-name="T17"> </text:span><text:span text:style-name="T20">(+4 Resolve)Must Leverage an Intimacy.</text:span></text:p>
          </text:list-item>
        </text:list>
        <text:h text:style-name="P189" text:outline-level="3">Recall Fact</text:h>
        <text:p text:style-name="P39">Either ask the storyteller a question about the world, or introduce a (self-consistent) fact about the world yourself. <text:span text:style-name="T162">A Roll may be required depending on how outlandish it is.</text:span></text:p>
        <text:h text:style-name="P190" text:outline-level="3">Read Intentions/Intimacy</text:h>
        <text:p text:style-name="P125"><text:span text:style-name="T13">When the target </text:span><text:span text:style-name="T18">does something</text:span><text:span text:style-name="T22">, you can try to read their intentions and/or intimacy. <text:s/>Ask the storyteller a question </text:span><text:span text:style-name="T19">about the action</text:span><text:span text:style-name="T22">, which they must answer truthfully.</text:span></text:p>
        <text:p text:style-name="P80">Only the highest-rolling player gets to ask a question.</text:p>
      </text:section>
      <text:h text:style-name="P139" text:outline-level="1">Dramatic Scenes</text:h>
      <text:section text:style-name="Sect2" text:name="Section2">
        <text:h text:style-name="P150" text:outline-level="2">Encounters</text:h>
        <text:h text:style-name="Heading_20_3" text:outline-level="3">Goal</text:h>
        <text:p text:style-name="P19"><text:span text:style-name="T90">A</text:span><text:span text:style-name="T91">n encounter </text:span><text:span text:style-name="T80">only</text:span><text:span text:style-name="T91"> starts when there is a defined </text:span><text:span text:style-name="T100">goal for the scene—</text:span><text:span text:style-name="T101">otherwise it should remain as a narrative scene.</text:span></text:p>
        <text:h text:style-name="Heading_20_3" text:outline-level="3">Key Issues</text:h>
        <text:p text:style-name="P20">On entering an Encounter scene, generate <text:span text:style-name="T48">Key Issues</text:span><text:span text:style-name="T55"> that must be overcome in order to complete the scene. </text:span><text:span text:style-name="T64">(2-3 are suggested, 5 is too many.)</text:span></text:p>
        <text:p text:style-name="P21"><text:span text:style-name="T64">E</text:span><text:span text:style-name="T55">ach Key issue takes a certain number of individual</text:span><text:span text:style-name="T66"> </text:span><text:span text:style-name="T55">actions to complete, </text:span><text:span text:style-name="T37">in comparison to a Simple Roll. This can be represented as a bar or a wheel to the players.</text:span></text:p>
        <table:table table:name="Table1" table:style-name="Table1">
          <table:table-column table:style-name="Table1.A"/>
          <table:table-column table:style-name="Table1.B"/>
          <table:table-row table:style-name="TableLine2556152140000">
            <table:table-cell table:style-name="Table1.A1" table:number-columns-spanned="2" office:value-type="string">
              <text:p text:style-name="P114">Key Issue Complexity</text:p>
            </table:table-cell>
            <table:covered-table-cell/>
          </table:table-row>
          <table:table-row table:style-name="TableLine2556152154976">
            <table:table-cell table:style-name="Table1.A2" office:value-type="string">
              <text:p text:style-name="P115"/>
            </table:table-cell>
            <table:table-cell table:style-name="Table1.A2" office:value-type="string">
              <text:p text:style-name="P116">Actions</text:p>
            </table:table-cell>
          </table:table-row>
          <table:table-row table:style-name="TableLine2556152145184">
            <table:table-cell table:style-name="Table1.A3" office:value-type="string">
              <text:p text:style-name="P110">Simple</text:p>
            </table:table-cell>
            <table:table-cell table:style-name="Table1.B3" office:value-type="float" office:value="1">
              <text:p text:style-name="P111">1</text:p>
            </table:table-cell>
          </table:table-row>
          <table:table-row table:style-name="Table1.4">
            <table:table-cell table:style-name="Table1.A4" office:value-type="string">
              <text:p text:style-name="P110">Average</text:p>
            </table:table-cell>
            <table:table-cell table:style-name="Table1.B4" office:value-type="float" office:value="3">
              <text:p text:style-name="P111">3</text:p>
            </table:table-cell>
          </table:table-row>
          <table:table-row table:style-name="TableLine2556152150368">
            <table:table-cell table:style-name="Table1.A3" office:value-type="string">
              <text:p text:style-name="P110">Difficult</text:p>
            </table:table-cell>
            <table:table-cell table:style-name="Table1.B3" office:value-type="float" office:value="5">
              <text:p text:style-name="P111">5</text:p>
            </table:table-cell>
          </table:table-row>
          <table:table-row table:style-name="Table1.6">
            <table:table-cell table:style-name="Table1.A3" office:value-type="string">
              <text:p text:style-name="P110">Complex</text:p>
            </table:table-cell>
            <table:table-cell table:style-name="Table1.B3" office:value-type="float" office:value="7">
              <text:p text:style-name="P111">7</text:p>
            </table:table-cell>
          </table:table-row>
        </table:table>
        <text:h text:style-name="Heading_20_3" text:outline-level="3">Complications</text:h>
        <text:p text:style-name="P20">Complications, or changes to the Scene, may be added to the scene between rounds. Landslides, change in guard movements, etc.</text:p>
        <text:h text:style-name="Heading_20_3" text:outline-level="3">Consequences</text:h>
        <text:p text:style-name="P20">There <text:span text:style-name="T24">should</text:span> be changes to the Scene based on character’s actions. Just because someone has successfully rolled on their action, doesn’t mean there isn’t negative consequences! (or vice-versa).</text:p>
        <text:h text:style-name="Heading_20_3" text:outline-level="3">Antagonistic Goals</text:h>
        <text:p text:style-name="P20">An antagonist will often have <text:span text:style-name="T24">the same, or their</text:span> own, parallel Key Issues that they are working on. <text:s/><text:span text:style-name="T102">Work on a Key Issue can be </text:span><text:span text:style-name="T49">Sabotaged</text:span><text:span text:style-name="T58">, to knock back the other’s progress.</text:span></text:p>
        <text:h text:style-name="Heading_20_3" text:outline-level="3">Adding/Changing Goals</text:h>
        <text:p text:style-name="P31">This generates a new Key Issue.</text:p>
        <text:h text:style-name="Heading_20_3" text:outline-level="3">Encounter End</text:h>
        <text:p text:style-name="P22">Encounters end when all Key Issues are claimed, or have become moot. </text:p>
        <text:p text:style-name="P5">If a Goal’s Key Issues are completely controlled by one side, they will achieve their Goal.</text:p>
        <text:p text:style-name="P5">A Goal with split Key Issue control will find they have a <text:span text:style-name="T73">partial</text:span> victory—they do not get the full Goal they wanted, but they do not get nothing at all.</text:p>
        <text:h text:style-name="P25" text:outline-level="2"/>
        <text:h text:style-name="Heading_20_2" text:outline-level="2">Projects</text:h>
        <text:h text:style-name="Heading_20_3" text:outline-level="3">Resources</text:h>
        <text:p text:style-name="P32">During the game, players gain Resources that can be used to improve Merits or enact World Projects. </text:p>
        <text:p text:style-name="P32">A Resource is equivalent to one dot of a Merit, or a Scale of a World Project.</text:p>
        <text:p text:style-name="P23"><text:span text:style-name="T66">In setting, </text:span><text:span text:style-name="T50">1 Resource </text:span><text:span text:style-name="T59">is equivalent </text:span><text:span text:style-name="T67">to</text:span><text:span text:style-name="T59">:</text:span></text:p>
        <text:list xml:id="list82760381079977" text:continue-numbering="true" text:style-name="Exalt_20_Dot">
          <text:list-item>
            <text:p text:style-name="P173"><text:span text:style-name="T59">A </text:span><text:span text:style-name="T55">highly-successful Merchant route.</text:span></text:p>
          </text:list-item>
          <text:list-item>
            <text:p text:style-name="P172">An entire village’s worth of manpower for a month.</text:p>
          </text:list-item>
          <text:list-item>
            <text:p text:style-name="P172">A favor from a very powerful person.</text:p>
          </text:list-item>
        </text:list>
        <text:h text:style-name="Heading_20_3" text:outline-level="3">Keystones</text:h>
        <text:p text:style-name="P24">For Merit and Projects of 4-5, a <text:span text:style-name="T48">Keystone</text:span><text:span text:style-name="T55"> Resource must be </text:span><text:span text:style-name="T77">actively</text:span><text:span text:style-name="T99"> sought out by the players. </text:span></text:p>
        <text:p text:style-name="P24"><text:span text:style-name="T99">Keystones</text:span><text:span text:style-name="T77"> must</text:span><text:span text:style-name="T99"> be unique to their project—such as a Commander for an army, or a large amount of Magical Material for an Artifact.</text:span></text:p>
        <text:h text:style-name="Heading_20_3" text:outline-level="3">World Projects</text:h>
        <text:p text:style-name="P35">The Scale of a Merit Project is equal to its dots. The <text:span text:style-name="T141">base s</text:span>cale of a World Project is as follows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3">Project<text:span text:style-name="T103">s</text:span>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11">Scale</text:p>
            </table:table-cell>
            <table:table-cell table:style-name="Table2.B2" office:value-type="string">
              <text:p text:style-name="P36"><text:span text:style-name="T104">Project </text:span>Affects Population/<text:span text:style-name="T105">Terrain </text:span></text:p>
            </table:table-cell>
          </table:table-row>
          <table:table-row table:style-name="Table2.2">
            <table:table-cell table:style-name="Table2.A3" office:value-type="string">
              <text:p text:style-name="P57">1</text:p>
            </table:table-cell>
            <table:table-cell table:style-name="Table2.B3" office:value-type="string">
              <text:p text:style-name="P57">Village</text:p>
            </table:table-cell>
          </table:table-row>
          <table:table-row table:style-name="Table2.2">
            <table:table-cell table:style-name="Table2.A4" office:value-type="string">
              <text:p text:style-name="P81">2</text:p>
            </table:table-cell>
            <table:table-cell table:style-name="Table2.B4" office:value-type="string">
              <text:p text:style-name="P81">Town</text:p>
            </table:table-cell>
          </table:table-row>
          <table:table-row table:style-name="Table2.2">
            <table:table-cell table:style-name="Table2.A3" office:value-type="string">
              <text:p text:style-name="P57">3</text:p>
            </table:table-cell>
            <table:table-cell table:style-name="Table2.B3" office:value-type="string">
              <text:p text:style-name="P57">City</text:p>
            </table:table-cell>
          </table:table-row>
          <table:table-row table:style-name="Table2.2">
            <table:table-cell table:style-name="Table2.A4" office:value-type="string">
              <text:p text:style-name="P81">4</text:p>
            </table:table-cell>
            <table:table-cell table:style-name="Table2.B4" office:value-type="string">
              <text:p text:style-name="P81">Prefecture</text:p>
            </table:table-cell>
          </table:table-row>
          <table:table-row table:style-name="Table2.2">
            <table:table-cell table:style-name="Table2.A3" office:value-type="string">
              <text:p text:style-name="P57">5</text:p>
            </table:table-cell>
            <table:table-cell table:style-name="Table2.B3" office:value-type="string">
              <text:p text:style-name="P57">Province</text:p>
            </table:table-cell>
          </table:table-row>
        </table:table>
        <text:h text:style-name="Heading_20_3" text:outline-level="3">Obstruction roll</text:h>
        <text:p text:style-name="P29">When <text:span text:style-name="T24">completing</text:span> a project, a random event will happen, <text:span text:style-name="T142">mitigated by Ability skill.</text:span></text:p>
        <text:p text:style-name="P28"><text:span text:style-name="T48">1d10 + (Ability) – (</text:span><text:span text:style-name="T52">Project </text:span><text:span text:style-name="T48">Scale)</text:span></text:p>
        <text:p text:style-name="P34">The Player describes the problem and solution.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table:number-columns-spanned="2" office:value-type="string">
              <text:p text:style-name="P12">Obstructions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8">1<text:span text:style-name="T106">2</text:span><text:span text:style-name="T107">+</text:span></text:p>
            </table:table-cell>
            <table:table-cell table:style-name="Table3.A2" office:value-type="string">
              <text:p text:style-name="P9"><text:span text:style-name="T47">Critical Success. </text:span><text:span text:style-name="T61">Gain 1 Resource.</text:span></text:p>
            </table:table-cell>
          </table:table-row>
          <table:table-row table:style-name="Table3.1">
            <table:table-cell table:style-name="Table3.A3" office:value-type="string">
              <text:p text:style-name="P59"><text:span text:style-name="T108">10</text:span>-1<text:span text:style-name="T106">1</text:span></text:p>
            </table:table-cell>
            <table:table-cell table:style-name="Table3.B3" office:value-type="string">
              <text:p text:style-name="P16">Success</text:p>
            </table:table-cell>
          </table:table-row>
          <table:table-row table:style-name="Table3.1">
            <table:table-cell table:style-name="Table3.A2" office:value-type="string">
              <text:p text:style-name="P8"><text:span text:style-name="T154">7</text:span>-<text:span text:style-name="T108">9</text:span></text:p>
            </table:table-cell>
            <table:table-cell table:style-name="Table3.A2" office:value-type="string">
              <text:p text:style-name="P9"><text:span text:style-name="T41">Alteration.</text:span> <text:span text:style-name="T109">Describe how the project is changed </text:span><text:span text:style-name="T142">slightly.</text:span></text:p>
            </table:table-cell>
          </table:table-row>
          <table:table-row table:style-name="Table3.1">
            <table:table-cell table:style-name="Table3.A5" office:value-type="string">
              <text:p text:style-name="P8"><text:span text:style-name="T108">4</text:span>-<text:span text:style-name="T154">6</text:span></text:p>
            </table:table-cell>
            <table:table-cell table:style-name="Table3.B5" office:value-type="string">
              <text:p text:style-name="P9"><text:span text:style-name="T60">A </text:span><text:span text:style-name="T47">Problem </text:span><text:span text:style-name="T60">happens, </text:span><text:span text:style-name="T68">straining your character.</text:span></text:p>
            </table:table-cell>
          </table:table-row>
          <table:table-row table:style-name="Table3.1">
            <table:table-cell table:style-name="Table3.A6" office:value-type="string">
              <text:p text:style-name="P9"><text:span text:style-name="T110">0</text:span>-<text:span text:style-name="T108">3</text:span></text:p>
            </table:table-cell>
            <table:table-cell table:style-name="Table3.B6" office:value-type="string">
              <text:p text:style-name="P9"><text:span text:style-name="T47">Major Problem</text:span>: The project <text:span text:style-name="T142">requires some sort of</text:span><text:span text:style-name="T75"> sacrifice</text:span><text:span text:style-name="T96"> or fails.</text:span></text:p>
            </table:table-cell>
          </table:table-row>
        </table:table>
        <text:h text:style-name="P194" text:outline-level="3">Project Opposition</text:h>
        <text:p text:style-name="P33"><text:span text:style-name="T26">I</text:span><text:span text:style-name="T24">f the project is either </text:span><text:span text:style-name="T42">supernatural</text:span><text:span text:style-name="T24"> in nature, or there is significant </text:span><text:span text:style-name="T42">opposition</text:span><text:span text:style-name="T24"> to the project, it increases the scale of the project:</text:span></text:p>
        <text:list xml:id="list82761039579026" text:continue-numbering="true" text:style-name="Exalt_20_Dot">
          <text:list-item>
            <text:p text:style-name="P176"><text:span text:style-name="T24">(+1) </text:span><text:span text:style-name="T42">Unnatural / Significant</text:span></text:p>
          </text:list-item>
          <text:list-item>
            <text:p text:style-name="P174"><text:span text:style-name="T38">(+2) </text:span><text:span text:style-name="T43">Overtly Supernatural / Overwhelming.</text:span></text:p>
          </text:list-item>
        </text:list>
        <text:h text:style-name="P198" text:outline-level="3"><text:span text:style-name="T82">Repairing/Altering</text:span><text:span text:style-name="T128"> </text:span></text:h>
        <text:p text:style-name="P27"><text:span text:style-name="T82">This will </text:span><text:span text:style-name="T84">decrease</text:span><text:span text:style-name="T85"> the project scale, to a minimum of 1, depending on how much repair/alternation needs to be done.</text:span></text:p>
        <text:list xml:id="list82761503895279" text:continue-numbering="true" text:style-name="Exalt_20_Dot">
          <text:list-item>
            <text:p text:style-name="P175"><text:span text:style-name="T82">(-2) </text:span><text:span text:style-name="T84">Minor</text:span></text:p>
          </text:list-item>
          <text:list-item>
            <text:p text:style-name="P175"><text:span text:style-name="T85">(-1) </text:span><text:span text:style-name="T84">Moderate</text:span><text:span text:style-name="T85"> </text:span></text:p>
          </text:list-item>
          <text:list-item>
            <text:p text:style-name="P175"><text:span text:style-name="T85">(-0) </text:span><text:span text:style-name="T84">Major</text:span></text:p>
          </text:list-item>
        </text:list>
        <text:p text:style-name="P17"/>
        <text:h text:style-name="P150" text:outline-level="2">Magnitudes</text:h>
        <table:table table:name="Table4" table:style-name="Table4">
          <table:table-column table:style-name="Table4.A"/>
          <table:table-column table:style-name="Table4.B" table:number-columns-repeated="2"/>
          <table:table-column table:style-name="Table4.D"/>
          <table:table-row table:style-name="Table4.1">
            <table:table-cell table:style-name="Table4.A1" table:number-columns-spanned="4" office:value-type="string">
              <text:p text:style-name="P120">Group Magnitudes</text:p>
            </table:table-cell>
            <table:covered-table-cell/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7"/>
            </table:table-cell>
            <table:table-cell table:style-name="Table4.B2" office:value-type="string">
              <text:p text:style-name="P79">Pop.</text:p>
            </table:table-cell>
            <table:table-cell table:style-name="Table4.C2" office:value-type="string">
              <text:p text:style-name="P7"><text:span text:style-name="T112">Common </text:span>Name</text:p>
            </table:table-cell>
            <table:table-cell table:style-name="Table4.D2" office:value-type="string">
              <text:p text:style-name="P26"><text:span text:style-name="T82">Military Designation</text:span><text:span text:style-name="T83">s</text:span></text:p>
            </table:table-cell>
          </table:table-row>
          <table:table-row table:style-name="Table4.1">
            <table:table-cell table:style-name="Table4.A3" office:value-type="string">
              <text:p text:style-name="P58">0</text:p>
            </table:table-cell>
            <table:table-cell table:style-name="Table4.B3" office:value-type="string">
              <text:p text:style-name="P6">1</text:p>
            </table:table-cell>
            <table:table-cell table:style-name="Table4.B3" office:value-type="string">
              <text:p text:style-name="P6">Individual</text:p>
            </table:table-cell>
            <table:table-cell table:style-name="Table4.A3" office:value-type="string">
              <text:p text:style-name="P6">-</text:p>
            </table:table-cell>
          </table:table-row>
          <table:table-row table:style-name="Table4.1">
            <table:table-cell table:style-name="Table4.A4" office:value-type="string">
              <text:p text:style-name="P58">1</text:p>
            </table:table-cell>
            <table:table-cell table:style-name="Table4.B4" office:value-type="string">
              <text:p text:style-name="P6">10</text:p>
            </table:table-cell>
            <table:table-cell table:style-name="Table4.C4" office:value-type="string">
              <text:p text:style-name="P6">Party/Group</text:p>
            </table:table-cell>
            <table:table-cell table:style-name="Table4.D4" office:value-type="string">
              <text:p text:style-name="P6">Squad<text:line-break/><text:span text:style-name="T111">(Fang)</text:span></text:p>
            </table:table-cell>
          </table:table-row>
          <table:table-row table:style-name="Table4.1">
            <table:table-cell table:style-name="Table4.A3" office:value-type="string">
              <text:p text:style-name="P58">2</text:p>
            </table:table-cell>
            <table:table-cell table:style-name="Table4.B3" office:value-type="string">
              <text:p text:style-name="P6">50</text:p>
            </table:table-cell>
            <table:table-cell table:style-name="Table4.B3" office:value-type="string">
              <text:p text:style-name="P6">Crowd</text:p>
            </table:table-cell>
            <table:table-cell table:style-name="Table4.A3" office:value-type="string">
              <text:p text:style-name="P6">Troop<text:line-break/><text:span text:style-name="T111">(Scale)</text:span></text:p>
            </table:table-cell>
          </table:table-row>
          <table:table-row table:style-name="Table4.1">
            <table:table-cell table:style-name="Table4.A6" office:value-type="string">
              <text:p text:style-name="P58">3</text:p>
            </table:table-cell>
            <table:table-cell table:style-name="Table4.B6" office:value-type="string">
              <text:p text:style-name="P6">100</text:p>
            </table:table-cell>
            <table:table-cell table:style-name="Table4.C6" office:value-type="string">
              <text:p text:style-name="P6">Hamlet</text:p>
            </table:table-cell>
            <table:table-cell table:style-name="Table4.D6" office:value-type="string">
              <text:p text:style-name="P6">Company<text:line-break/><text:span text:style-name="T111">(Talon)</text:span></text:p>
            </table:table-cell>
          </table:table-row>
          <table:table-row table:style-name="Table4.1">
            <table:table-cell table:style-name="Table4.A3" office:value-type="string">
              <text:p text:style-name="P58">4</text:p>
            </table:table-cell>
            <table:table-cell table:style-name="Table4.B3" office:value-type="string">
              <text:p text:style-name="P6">500</text:p>
            </table:table-cell>
            <table:table-cell table:style-name="Table4.B3" office:value-type="string">
              <text:p text:style-name="P6">Village</text:p>
            </table:table-cell>
            <table:table-cell table:style-name="Table4.A3" office:value-type="string">
              <text:p text:style-name="P6">Battalion<text:line-break/><text:span text:style-name="T111">(Wing)</text:span> </text:p>
            </table:table-cell>
          </table:table-row>
          <table:table-row table:style-name="Table4.1">
            <table:table-cell table:style-name="Table4.A8" office:value-type="string">
              <text:p text:style-name="P10">5</text:p>
            </table:table-cell>
            <table:table-cell table:style-name="Table4.B8" office:value-type="string">
              <text:p text:style-name="P6">1,000</text:p>
            </table:table-cell>
            <table:table-cell table:style-name="Table4.C8" office:value-type="string">
              <text:p text:style-name="P6">Town</text:p>
            </table:table-cell>
            <table:table-cell table:style-name="Table4.D8" office:value-type="string">
              <text:p text:style-name="P6">Regiment<text:line-break/><text:span text:style-name="T111">(Dragon)</text:span></text:p>
            </table:table-cell>
          </table:table-row>
          <table:table-row table:style-name="Table4.1">
            <table:table-cell table:style-name="Table4.A3" office:value-type="string">
              <text:p text:style-name="P10">6</text:p>
            </table:table-cell>
            <table:table-cell table:style-name="Table4.B3" office:value-type="string">
              <text:p text:style-name="P6">10,000</text:p>
            </table:table-cell>
            <table:table-cell table:style-name="Table4.B3" office:value-type="string">
              <text:p text:style-name="P6">City</text:p>
            </table:table-cell>
            <table:table-cell table:style-name="Table4.A3" office:value-type="string">
              <text:p text:style-name="P6">Army<text:line-break/><text:span text:style-name="T111">(Legion)</text:span></text:p>
            </table:table-cell>
          </table:table-row>
          <table:table-row table:style-name="Table4.1">
            <table:table-cell table:style-name="Table4.A10" office:value-type="string">
              <text:p text:style-name="P10">7</text:p>
            </table:table-cell>
            <table:table-cell table:style-name="Table4.B10" office:value-type="string">
              <text:p text:style-name="P6">100,000</text:p>
            </table:table-cell>
            <table:table-cell table:style-name="Table4.C10" office:value-type="string">
              <text:p text:style-name="P6">Prefecture</text:p>
            </table:table-cell>
            <table:table-cell table:style-name="Table4.D10" office:value-type="string">
              <text:p text:style-name="P6">-</text:p>
            </table:table-cell>
          </table:table-row>
          <table:table-row table:style-name="Table4.1">
            <table:table-cell table:style-name="Table4.A11" office:value-type="string">
              <text:p text:style-name="P10">8</text:p>
            </table:table-cell>
            <table:table-cell table:style-name="Table4.B11" office:value-type="string">
              <text:p text:style-name="P6">1,000,000</text:p>
            </table:table-cell>
            <table:table-cell table:style-name="Table4.C11" office:value-type="string">
              <text:p text:style-name="P6">Province</text:p>
            </table:table-cell>
            <table:table-cell table:style-name="Table4.D11" office:value-type="string">
              <text:p text:style-name="P6">-</text:p>
            </table:table-cell>
          </table:table-row>
        </table:table>
        <text:p text:style-name="Standard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B"/>
          <table:table-row table:style-name="Table5.1">
            <table:table-cell table:style-name="Table5.A1" table:number-columns-spanned="4" office:value-type="string">
              <text:p text:style-name="P4">Time Magnitudes</text:p>
            </table:table-cell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Table_20_Contents">0</text:p>
            </table:table-cell>
            <table:table-cell table:style-name="Table5.B2" office:value-type="string">
              <text:p text:style-name="Table_20_Contents">Second (Instant)</text:p>
            </table:table-cell>
            <table:table-cell table:style-name="Table5.C2" office:value-type="string">
              <text:p text:style-name="P44">5</text:p>
            </table:table-cell>
            <table:table-cell table:style-name="Table5.D2" office:value-type="string">
              <text:p text:style-name="P82">Month</text:p>
            </table:table-cell>
          </table:table-row>
          <table:table-row table:style-name="Table5.1">
            <table:table-cell table:style-name="Table5.A3" office:value-type="string">
              <text:p text:style-name="Table_20_Contents">1</text:p>
            </table:table-cell>
            <table:table-cell table:style-name="Table5.B3" office:value-type="string">
              <text:p text:style-name="Table_20_Contents">Minute (Moment)</text:p>
            </table:table-cell>
            <table:table-cell table:style-name="Table5.B3" office:value-type="string">
              <text:p text:style-name="Table_20_Contents">6</text:p>
            </table:table-cell>
            <table:table-cell table:style-name="Table5.A3" office:value-type="string">
              <text:p text:style-name="Table_20_Contents">Season</text:p>
            </table:table-cell>
          </table:table-row>
          <table:table-row table:style-name="Table5.4">
            <table:table-cell table:style-name="Table5.A4" office:value-type="string">
              <text:p text:style-name="Table_20_Contents">2</text:p>
            </table:table-cell>
            <table:table-cell table:style-name="Table5.B4" office:value-type="string">
              <text:p text:style-name="Table_20_Contents">Hour</text:p>
            </table:table-cell>
            <table:table-cell table:style-name="Table5.C4" office:value-type="string">
              <text:p text:style-name="Table_20_Contents">7</text:p>
            </table:table-cell>
            <table:table-cell table:style-name="Table5.D4" office:value-type="string">
              <text:p text:style-name="Table_20_Contents">Year</text:p>
            </table:table-cell>
          </table:table-row>
          <table:table-row table:style-name="Table5.1">
            <table:table-cell table:style-name="Table5.A3" office:value-type="string">
              <text:p text:style-name="Table_20_Contents">3</text:p>
            </table:table-cell>
            <table:table-cell table:style-name="Table5.B3" office:value-type="string">
              <text:p text:style-name="Table_20_Contents">Day</text:p>
            </table:table-cell>
            <table:table-cell table:style-name="Table5.B3" office:value-type="string">
              <text:p text:style-name="Table_20_Contents">8</text:p>
            </table:table-cell>
            <table:table-cell table:style-name="Table5.A3" office:value-type="string">
              <text:p text:style-name="Table_20_Contents">Decade</text:p>
            </table:table-cell>
          </table:table-row>
          <table:table-row table:style-name="Table5.6">
            <table:table-cell table:style-name="Table5.A6" office:value-type="string">
              <text:p text:style-name="Table_20_Contents">4</text:p>
            </table:table-cell>
            <table:table-cell table:style-name="Table5.B6" office:value-type="string">
              <text:p text:style-name="Table_20_Contents">Week</text:p>
            </table:table-cell>
            <table:table-cell table:style-name="Table5.C6" office:value-type="string">
              <text:p text:style-name="Table_20_Contents">9</text:p>
            </table:table-cell>
            <table:table-cell table:style-name="Table5.D6" office:value-type="string">
              <text:p text:style-name="Table_20_Contents">Century</text:p>
            </table:table-cell>
          </table:table-row>
        </table:table>
        <text:p text:style-name="P149"/>
      </text:section>
      <text:h text:style-name="P137" text:outline-level="1">Combat<text:span text:style-name="T46"> </text:span></text:h>
      <text:section text:style-name="Sect3" text:name="Section1">
        <text:h text:style-name="Heading_20_2" text:outline-level="2"><text:span text:style-name="T113">Combat </text:span><text:span text:style-name="T89">Actions</text:span></text:h>
        <text:p text:style-name="P132">Characters may perform a Maneuver and Strike, or two Maneuvers.</text:p>
        <text:p text:style-name="P132">There is a hard limit of<text:span text:style-name="T48"> </text:span><text:span text:style-name="T53">1 bonus</text:span><text:span text:style-name="T48"> Action </text:span><text:span text:style-name="T69">per Turn.</text:span></text:p>
        <text:h text:style-name="Heading_20_3" text:outline-level="3">Order</text:h>
        <text:list xml:id="list82761138551294" text:continue-numbering="true" text:style-name="Exalt_20_Dot">
          <text:list-item>
            <text:p text:style-name="P177">First Player is highest (Wits + Awareness) roller, <text:span text:style-name="T152">or one who fits the narrative best</text:span></text:p>
          </text:list-item>
          <text:list-item>
            <text:p text:style-name="P178">Storyteller alternates between teams, choosing a character to act.</text:p>
          </text:list-item>
        </text:list>
        <text:h text:style-name="Heading_20_3" text:outline-level="3">Holding Action</text:h>
        <text:p text:style-name="P132">May hold an action for a <text:span text:style-name="T74">specific eve</text:span><text:span text:style-name="T76">nt.</text:span><text:span text:style-name="T97"> Waiting uses up an action.</text:span><text:span text:style-name="T95"> If it does not happen, the turn is lost.</text:span></text:p>
        <text:h text:style-name="P199" text:outline-level="3">Maneuvers</text:h>
        <text:p text:style-name="P132">Maneuvers are any <text:span text:style-name="T74">normal action</text:span><text:span text:style-name="T95"> taken during the course of combat, such as moving, </text:span><text:span text:style-name="T98">distraction, Recover. Choose an (Att+Abi) that matches the action, and the sample maneuver that matches the effect.</text:span></text:p>
        <text:h text:style-name="Heading_20_3" text:outline-level="3">Decisive Strike</text:h>
        <text:p text:style-name="P30"><text:span text:style-name="T40">A</text:span><text:span text:style-name="T39">ttack with an appropriate<text:line-break/>(Attribute + Ability) dice pool, adding (Weapon Acc).</text:span></text:p>
        <text:p text:style-name="P84">If it matches or exceeds <text:span text:style-name="T54">DV</text:span>, you hit and d<text:span text:style-name="T163">eal the </text:span><text:span text:style-name="T54">excess</text:span><text:span text:style-name="T163"> of successes rolled, plus your </text:span><text:span text:style-name="T54">Base Damage:</text:span></text:p>
        <text:p text:style-name="P85">(Roll – DV) + (Base Damge)</text:p>
        <table:table table:name="Table7" table:style-name="Table7">
          <table:table-column table:style-name="Table7.A"/>
          <table:table-column table:style-name="Table7.B"/>
          <table:table-row table:style-name="TableLine2556152185792">
            <table:table-cell table:style-name="Table7.A1" table:number-columns-spanned="2" office:value-type="string">
              <text:p text:style-name="P118">Environmental Damage</text:p>
            </table:table-cell>
            <table:covered-table-cell/>
          </table:table-row>
          <table:table-row table:style-name="TableLine2556152181760">
            <table:table-cell table:style-name="Table7.A2" office:value-type="string">
              <text:p text:style-name="P119">Light</text:p>
            </table:table-cell>
            <table:table-cell table:style-name="Table7.B2" office:value-type="float" office:value="3">
              <text:p text:style-name="P119">3</text:p>
            </table:table-cell>
          </table:table-row>
          <table:table-row table:style-name="TableLine2556152179744">
            <table:table-cell table:style-name="Table7.A3" office:value-type="string">
              <text:p text:style-name="P119">Medium</text:p>
            </table:table-cell>
            <table:table-cell table:style-name="Table7.B3" office:value-type="float" office:value="5">
              <text:p text:style-name="P119">5</text:p>
            </table:table-cell>
          </table:table-row>
          <table:table-row table:style-name="TableLine2556152187232">
            <table:table-cell table:style-name="Table7.A2" office:value-type="string">
              <text:p text:style-name="P119">Heavy</text:p>
            </table:table-cell>
            <table:table-cell table:style-name="Table7.B2" office:value-type="float" office:value="7">
              <text:p text:style-name="P119">7</text:p>
            </table:table-cell>
          </table:table-row>
          <table:table-row table:style-name="TableLine2556152191264">
            <table:table-cell table:style-name="Table7.A2" office:value-type="string">
              <text:p text:style-name="P119">Oppressive</text:p>
            </table:table-cell>
            <table:table-cell table:style-name="Table7.B2" office:value-type="float" office:value="9">
              <text:p text:style-name="P119">9</text:p>
            </table:table-cell>
          </table:table-row>
        </table:table>
        <text:h text:style-name="P134" text:outline-level="2">Defeat</text:h>
        <text:p text:style-name="P135">Characters at <text:span text:style-name="T48">5 Health</text:span><text:span text:style-name="T55"> will start to want to surrender. </text:span><text:span text:style-name="T70">Exalts g</text:span><text:span text:style-name="T55">ain </text:span><text:span text:style-name="T48">1 Limit</text:span><text:span text:style-name="T55"> for being defe</text:span><text:span text:style-name="T62">a</text:span><text:span text:style-name="T55">ted.</text:span></text:p>
        <text:h text:style-name="P155" text:outline-level="2">Cheat Death</text:h>
        <text:p text:style-name="P83">Characters may cheat death, but must take a <text:span text:style-name="T74">permanent disadvantage</text:span><text:span text:style-name="T95"> for doing so—such as loss of merit, change in intimacy, or other such dramatic change.</text:span></text:p>
        <text:h text:style-name="P140" text:outline-level="2">Zones</text:h>
        <text:p text:style-name="P133">The combat field is split into distinct zones—which should reflect the battlefield. All characters can attack each other in the same zone.</text:p>
        <text:p text:style-name="P133">Ranged attacks can cross zone boundaries, so long as there is a reasonable path between.</text:p>
        <text:p text:style-name="P133">Moving between zones is a maneuver (typically dice-less).</text:p>
        <text:h text:style-name="P129" text:outline-level="2">Minor Characters</text:h>
        <text:p text:style-name="P128">Minor Characters, especially those that cannot alone damage their foes will naturally fall into Groups.</text:p>
        <text:p text:style-name="P128">Groups act as a single character, but gain the following bonus based on their Group Magnitude:</text:p>
        <text:list xml:id="list82761233656178" text:continue-numbering="true" text:style-name="Exalt_20_Dot">
          <text:list-item>
            <text:p text:style-name="P179">Add 5 Health for every Magnitude Scale increment.</text:p>
          </text:list-item>
          <text:list-item>
            <text:p text:style-name="P179">Add 1 Damage, 1 Accuracy, and +1 Dice on an action for every Magnitude Scale increment</text:p>
          </text:list-item>
        </text:list>
        <text:h text:style-name="Heading_20_2" text:outline-level="2">Equipment</text:h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table:number-columns-spanned="3" office:value-type="string">
              <text:p text:style-name="P136"><text:span text:style-name="T153">Mundane </text:span>Armor</text:p>
            </table:table-cell>
            <table:covered-table-cell/>
            <table:covered-table-cell/>
          </table:table-row>
          <table:table-row table:style-name="Table40.2">
            <table:table-cell table:style-name="Table40.A2" office:value-type="string">
              <text:p text:style-name="P136"/>
            </table:table-cell>
            <table:table-cell table:style-name="Table40.B2" office:value-type="string">
              <text:p text:style-name="P98"><text:span text:style-name="T126">Block</text:span> </text:p>
            </table:table-cell>
            <table:table-cell table:style-name="Table40.C2" office:value-type="string">
              <text:p text:style-name="P145">Evasion </text:p>
            </table:table-cell>
          </table:table-row>
          <table:table-row table:style-name="Table40.3">
            <table:table-cell table:style-name="Table40.A3" office:value-type="string">
              <text:p text:style-name="P100">No Armor</text:p>
            </table:table-cell>
            <table:table-cell table:style-name="Table40.B3" office:value-type="string">
              <text:p text:style-name="P97">+0</text:p>
            </table:table-cell>
            <table:table-cell table:style-name="Table40.C3" office:value-type="string">
              <text:p text:style-name="P97">+0</text:p>
            </table:table-cell>
          </table:table-row>
          <table:table-row table:style-name="Table40.4">
            <table:table-cell table:style-name="Table40.A4" office:value-type="string">
              <text:p text:style-name="P143">Light</text:p>
            </table:table-cell>
            <table:table-cell table:style-name="Table40.B4" office:value-type="string">
              <text:p text:style-name="P144"><text:s/><text:span text:style-name="T151">+0</text:span></text:p>
            </table:table-cell>
            <table:table-cell table:style-name="Table40.C4" office:value-type="string">
              <text:p text:style-name="P144"><text:s/>+1</text:p>
            </table:table-cell>
          </table:table-row>
          <table:table-row table:style-name="Table40.5">
            <table:table-cell table:style-name="Table40.A3" office:value-type="string">
              <text:p text:style-name="P141">Medium</text:p>
            </table:table-cell>
            <table:table-cell table:style-name="Table40.B3" office:value-type="string">
              <text:p text:style-name="P142">+<text:span text:style-name="T127">1</text:span></text:p>
            </table:table-cell>
            <table:table-cell table:style-name="Table40.C3" office:value-type="string">
              <text:p text:style-name="P154">+0</text:p>
            </table:table-cell>
          </table:table-row>
          <table:table-row table:style-name="Table40.1">
            <table:table-cell table:style-name="Table40.A6" office:value-type="string">
              <text:p text:style-name="P101">Heavy</text:p>
            </table:table-cell>
            <table:table-cell table:style-name="Table40.B6" office:value-type="string">
              <text:p text:style-name="P101">+<text:span text:style-name="T127">2</text:span></text:p>
            </table:table-cell>
            <table:table-cell table:style-name="Table40.C6" office:value-type="string">
              <text:p text:style-name="P101">-<text:span text:style-name="T151">1</text:span></text:p>
            </table:table-cell>
          </table:table-row>
        </table:table>
        <text:h text:style-name="Heading_20_3" text:outline-level="3">Weapons</text:h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table:number-columns-spanned="4" office:value-type="string">
              <text:p text:style-name="P93"><text:span text:style-name="T153">Mundane </text:span>Weapons</text:p>
            </table:table-cell>
            <table:covered-table-cell/>
            <table:covered-table-cell/>
            <table:covered-table-cell/>
          </table:table-row>
          <table:table-row table:style-name="Table6.2">
            <table:table-cell table:style-name="Table6.A2" office:value-type="string">
              <text:p text:style-name="P51"/>
            </table:table-cell>
            <table:table-cell table:style-name="Table6.B2" office:value-type="string">
              <text:p text:style-name="P94"/>
            </table:table-cell>
            <table:table-cell table:style-name="Table6.C2" office:value-type="string">
              <text:p text:style-name="P94"/>
            </table:table-cell>
            <table:table-cell table:style-name="Table6.D2" office:value-type="string">
              <text:p text:style-name="P95"/>
            </table:table-cell>
          </table:table-row>
          <table:table-row table:style-name="Table6.3">
            <table:table-cell table:style-name="Table6.A3" office:value-type="string">
              <text:p text:style-name="P89"/>
            </table:table-cell>
            <table:table-cell table:style-name="Table6.B3" office:value-type="string">
              <text:p text:style-name="P87"/>
            </table:table-cell>
            <table:table-cell table:style-name="Table6.B3" office:value-type="string">
              <text:p text:style-name="P87"/>
            </table:table-cell>
            <table:table-cell table:style-name="Table6.D3" office:value-type="string">
              <text:p text:style-name="P90"/>
            </table:table-cell>
          </table:table-row>
          <table:table-row table:style-name="Table6.4">
            <table:table-cell table:style-name="Table6.A4" table:number-columns-spanned="3" office:value-type="string">
              <text:p text:style-name="P91"/>
            </table:table-cell>
            <table:covered-table-cell/>
            <table:covered-table-cell/>
            <table:table-cell table:style-name="Table6.D3" office:value-type="string">
              <text:p text:style-name="P91"/>
            </table:table-cell>
          </table:table-row>
          <table:table-row table:style-name="Table6.5">
            <table:table-cell table:style-name="Table6.A5" office:value-type="string">
              <text:p text:style-name="P88"/>
            </table:table-cell>
            <table:table-cell table:style-name="Table6.B5" office:value-type="string">
              <text:p text:style-name="P45"/>
            </table:table-cell>
            <table:table-cell table:style-name="Table6.C5" office:value-type="string">
              <text:p text:style-name="P45"/>
            </table:table-cell>
            <table:table-cell table:style-name="Table6.D5" office:value-type="string">
              <text:p text:style-name="P96"/>
            </table:table-cell>
          </table:table-row>
          <table:table-row table:style-name="Table6.6">
            <table:table-cell table:style-name="Table6.A3" office:value-type="string">
              <text:p text:style-name="P75"/>
            </table:table-cell>
            <table:table-cell table:style-name="Table6.B3" office:value-type="string">
              <text:p text:style-name="P46"/>
            </table:table-cell>
            <table:table-cell table:style-name="Table6.B3" office:value-type="string">
              <text:p text:style-name="P47"/>
            </table:table-cell>
            <table:table-cell table:style-name="Table6.D3" office:value-type="string">
              <text:p text:style-name="P47"/>
            </table:table-cell>
          </table:table-row>
          <table:table-row table:style-name="Table6.1">
            <table:table-cell table:style-name="Table6.A7" office:value-type="string">
              <text:p text:style-name="P102"/>
            </table:table-cell>
            <table:table-cell table:style-name="Table6.B7" office:value-type="string">
              <text:p text:style-name="P102"/>
            </table:table-cell>
            <table:table-cell table:style-name="Table6.C7" office:value-type="string">
              <text:p text:style-name="P103"/>
            </table:table-cell>
            <table:table-cell table:style-name="Table6.D7" office:value-type="string">
              <text:p text:style-name="P104"/>
            </table:table-cell>
          </table:table-row>
          <table:table-row table:style-name="Table6.8">
            <table:table-cell table:style-name="Table6.A8" table:number-columns-spanned="3" office:value-type="string">
              <text:p text:style-name="P92"/>
            </table:table-cell>
            <table:covered-table-cell/>
            <table:covered-table-cell/>
            <table:table-cell table:style-name="Table6.D8" office:value-type="string">
              <text:p text:style-name="P92"/>
            </table:table-cell>
          </table:table-row>
          <table:table-row table:style-name="Table6.1">
            <table:table-cell table:style-name="Table6.A9" office:value-type="string">
              <text:p text:style-name="P88"/>
            </table:table-cell>
            <table:table-cell table:style-name="Table6.B9" office:value-type="string">
              <text:p text:style-name="P45"/>
            </table:table-cell>
            <table:table-cell table:style-name="Table6.C9" office:value-type="string">
              <text:p text:style-name="P45"/>
            </table:table-cell>
            <table:table-cell table:style-name="Table6.D9" office:value-type="string">
              <text:p text:style-name="P50"/>
            </table:table-cell>
          </table:table-row>
          <table:table-row table:style-name="Table6.1">
            <table:table-cell table:style-name="Table6.A10" office:value-type="string">
              <text:p text:style-name="P75"/>
            </table:table-cell>
            <table:table-cell table:style-name="Table6.B10" office:value-type="string">
              <text:p text:style-name="P46"/>
            </table:table-cell>
            <table:table-cell table:style-name="Table6.C10" office:value-type="string">
              <text:p text:style-name="P47"/>
            </table:table-cell>
            <table:table-cell table:style-name="Table6.D10" office:value-type="string">
              <text:p text:style-name="P47"/>
            </table:table-cell>
          </table:table-row>
          <table:table-row table:style-name="Table6.1">
            <table:table-cell table:style-name="Table6.A11" office:value-type="string">
              <text:p text:style-name="P48"/>
            </table:table-cell>
            <table:table-cell table:style-name="Table6.B11" office:value-type="string">
              <text:p text:style-name="P49"/>
            </table:table-cell>
            <table:table-cell table:style-name="Table6.C11" office:value-type="string">
              <text:p text:style-name="P49"/>
            </table:table-cell>
            <table:table-cell table:style-name="Table6.D11" office:value-type="string">
              <text:p text:style-name="P104"/>
            </table:table-cell>
          </table:table-row>
        </table:table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 table:style-name="Table36.1">
            <table:table-cell table:style-name="Table36.A1" table:number-columns-spanned="3" office:value-type="string">
              <text:p text:style-name="P131"><text:span text:style-name="T31">Sample</text:span><text:span text:style-name="T32"> </text:span><text:span text:style-name="T33">Maneuver </text:span><text:span text:style-name="T34">Effects </text:span></text:p>
            </table:table-cell>
            <table:covered-table-cell/>
            <table:covered-table-cell/>
          </table:table-row>
          <table:table-row table:style-name="Table36.1">
            <table:table-cell table:style-name="Table36.A2" office:value-type="string">
              <text:p text:style-name="P131">Name</text:p>
            </table:table-cell>
            <table:table-cell table:style-name="Table36.B2" office:value-type="string">
              <text:p text:style-name="P131">Difficulty</text:p>
            </table:table-cell>
            <table:table-cell table:style-name="Table36.C2" office:value-type="string">
              <text:p text:style-name="P131">Description</text:p>
            </table:table-cell>
          </table:table-row>
          <table:table-row table:style-name="Table36.1">
            <table:table-cell table:style-name="Table36.A3" office:value-type="string">
              <text:p text:style-name="P69">Weaken Defense</text:p>
            </table:table-cell>
            <table:table-cell table:style-name="Table36.B3" office:value-type="string">
              <text:p text:style-name="P72">(3 / <text:span text:style-name="T145">5 / 8</text:span>)</text:p>
            </table:table-cell>
            <table:table-cell table:style-name="Table36.B3" office:value-type="string">
              <text:p text:style-name="P69">Decrease the target’s defense.</text:p>
              <text:p text:style-name="P69">(-1) for a (3+), (-2) for (5+), or (-3) for (8+). <text:span text:style-name="T149">Cannot be stacked.</text:span></text:p>
              <text:p text:style-name="P69"/>
              <text:p text:style-name="P69">This lasts at least a round.</text:p>
            </table:table-cell>
          </table:table-row>
          <table:table-row table:style-name="Table36.1">
            <table:table-cell table:style-name="Table36.A6" office:value-type="string">
              <text:p text:style-name="P69">Break/<text:span text:style-name="T148">Bypass</text:span> Defense</text:p>
            </table:table-cell>
            <table:table-cell table:style-name="Table36.B6" office:value-type="string">
              <text:p text:style-name="P69">(Varies)</text:p>
            </table:table-cell>
            <table:table-cell table:style-name="Table36.C6" office:value-type="string">
              <text:p text:style-name="P70">If a weakness exists, as detailed by the Storyteller, it can break or bypass a defense—effectively setting it to 1.</text:p>
              <text:p text:style-name="P71">Tearing armor off, or trapping a beast in a cage are examples</text:p>
            </table:table-cell>
          </table:table-row>
          <table:table-row table:style-name="Table36.5">
            <table:table-cell table:style-name="Table36.A5" office:value-type="string">
              <text:p text:style-name="P13">Knockback /</text:p>
              <text:p text:style-name="P13">Pull /</text:p>
            </table:table-cell>
            <table:table-cell table:style-name="Table36.B5" office:value-type="string">
              <text:p text:style-name="P66">Block</text:p>
            </table:table-cell>
            <table:table-cell table:style-name="Table36.C5" office:value-type="string">
              <text:p text:style-name="P13">Moves the target <text:span text:style-name="T114">up to</text:span> one <text:span text:style-name="T114">Zone.</text:span></text:p>
            </table:table-cell>
          </table:table-row>
          <table:table-row table:style-name="Table36.1">
            <table:table-cell table:style-name="Table36.A6" office:value-type="string">
              <text:p text:style-name="P66">Hold/</text:p>
              <text:p text:style-name="P68">Grapple/</text:p>
              <text:p text:style-name="P68">Restrain</text:p>
            </table:table-cell>
            <table:table-cell table:style-name="Table36.B6" office:value-type="string">
              <text:p text:style-name="P13">Evasion</text:p>
            </table:table-cell>
            <table:table-cell table:style-name="Table36.C6" office:value-type="string">
              <text:p text:style-name="P14"><text:span text:style-name="T28">Note the number of Successes rolled. The target must make a roll against that number as a difficulty, or else be unable to move.</text:span><text:span text:style-name="T29"><text:line-break/></text:span><text:span text:style-name="T30">This lasts until your next action.</text:span></text:p>
            </table:table-cell>
          </table:table-row>
          <table:table-row table:style-name="Table36.7">
            <table:table-cell table:style-name="Table36.A3" office:value-type="string">
              <text:p text:style-name="P13">Distract /</text:p>
              <text:p text:style-name="P13">Intimidate / <text:span text:style-name="T116">Stun</text:span></text:p>
            </table:table-cell>
            <table:table-cell table:style-name="Table36.B3" office:value-type="string">
              <text:p text:style-name="P13">Resolve</text:p>
            </table:table-cell>
            <table:table-cell table:style-name="Table36.B3" office:value-type="string">
              <text:p text:style-name="P66">You apply a -<text:span text:style-name="T150">2 dice</text:span> disadvantage on another character. <text:span text:style-name="T117">If you exceed their Resolve by +3, this becomes a -</text:span><text:span text:style-name="T150">4 dice</text:span><text:span text:style-name="T117"> Disadvantage.</text:span></text:p>
            </table:table-cell>
          </table:table-row>
          <table:table-row table:style-name="Table36.8">
            <table:table-cell table:style-name="Table36.A8" office:value-type="string">
              <text:p text:style-name="P63">Recover</text:p>
            </table:table-cell>
            <table:table-cell table:style-name="Table36.B8" office:value-type="string">
              <text:p text:style-name="P63">(3 / 5)</text:p>
            </table:table-cell>
            <table:table-cell table:style-name="Table36.C8" office:value-type="string">
              <text:p text:style-name="P64">Remove imposed dice penalties.</text:p>
              <text:p text:style-name="P64">Purge (-2) or lower for 3, and (-4) and lower for 5.</text:p>
            </table:table-cell>
          </table:table-row>
          <table:table-row table:style-name="Table36.9">
            <table:table-cell table:style-name="Table36.A9" office:value-type="string">
              <text:p text:style-name="P13">Smash Scenery</text:p>
            </table:table-cell>
            <table:table-cell table:style-name="Table36.A9" office:value-type="string">
              <text:p text:style-name="P13">Based on <text:span text:style-name="T118">S</text:span>cenery</text:p>
            </table:table-cell>
            <table:table-cell table:style-name="Table36.C9" office:value-type="string">
              <text:p text:style-name="P13">Change the scenery, such as by collapsing a pillar.</text:p>
            </table:table-cell>
          </table:table-row>
          <table:table-row table:style-name="Table36.9">
            <table:table-cell table:style-name="Table36.A10" office:value-type="string">
              <text:p text:style-name="P13">Seek Cover/</text:p>
              <text:p text:style-name="P13">Destroy <text:span text:style-name="T119">C</text:span>over</text:p>
            </table:table-cell>
            <table:table-cell table:style-name="Table36.A10" office:value-type="string">
              <text:p text:style-name="P13">Based on Scenery</text:p>
            </table:table-cell>
            <table:table-cell table:style-name="Table36.C10" office:value-type="string">
              <text:p text:style-name="P13">Attempt to find <text:span text:style-name="T120">c</text:span>over, <text:span text:style-name="T121">granting yourself Minor/Moderate Defense Advantage.</text:span><text:line-break/><text:span text:style-name="T122">You may also destroy other’s cover </text:span><text:span text:style-name="T123">A</text:span><text:span text:style-name="T122">dvantage.</text:span></text:p>
            </table:table-cell>
          </table:table-row>
          <table:table-row table:style-name="Table36.9">
            <table:table-cell table:style-name="Table36.A5" office:value-type="string">
              <text:p text:style-name="P13">Defend Other</text:p>
            </table:table-cell>
            <table:table-cell table:style-name="Table36.A5" office:value-type="string">
              <text:p text:style-name="P13">(<text:span text:style-name="T27">None</text:span>)</text:p>
            </table:table-cell>
            <table:table-cell table:style-name="Table36.C11" office:value-type="string">
              <text:p text:style-name="P61">Select a character in the same Zone as you. <text:s/>Attacks that target them must <text:span text:style-name="T155">instead target you.</text:span></text:p>
              <text:p text:style-name="P62">You must remain in the same Zone as your charge.</text:p>
            </table:table-cell>
          </table:table-row>
          <table:table-row table:style-name="Table36.9">
            <table:table-cell table:style-name="Table36.A10" office:value-type="string">
              <text:p text:style-name="P13">Disarm</text:p>
            </table:table-cell>
            <table:table-cell table:style-name="Table36.A10" office:value-type="string">
              <text:p text:style-name="P60">Block</text:p>
            </table:table-cell>
            <table:table-cell table:style-name="Table36.C10" office:value-type="string">
              <text:p text:style-name="P13"><text:span text:style-name="T124">Knock a weapon out of a hand, </text:span><text:span text:style-name="T125">which cannot be reclaimed for a Round.</text:span></text:p>
            </table:table-cell>
          </table:table-row>
          <table:table-row table:style-name="Table36.9">
            <table:table-cell table:style-name="Table36.A5" office:value-type="string">
              <text:p text:style-name="P65">Keep Pace/</text:p>
              <text:p text:style-name="P67">Reactionary Move</text:p>
            </table:table-cell>
            <table:table-cell table:style-name="Table36.A5" office:value-type="string">
              <text:p text:style-name="P14">Evasion</text:p>
            </table:table-cell>
            <table:table-cell table:style-name="Table36.C11" office:value-type="string">
              <text:p text:style-name="P14"><text:span text:style-name="T156">When the target takes a Move Action</text:span><text:span text:style-name="T157">,</text:span><text:span text:style-name="T156"> </text:span><text:span text:style-name="T158">r</text:span><text:span text:style-name="T157">eflexively move one Zone. This does not cost an action.</text:span></text:p>
              <text:p text:style-name="P15">This lasts until your next action.</text:p>
            </table:table-cell>
          </table:table-row>
        </table:table>
        <text:p text:style-name="P130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charset="x-symbol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1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 style:master-page-name=""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15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2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9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1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1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2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MP2" style:family="paragraph" style:parent-style-name="Heading_20_3">
      <style:text-properties fo:font-size="9pt" style:font-size-asian="9pt" style:font-size-complex="9pt"/>
    </style:style>
    <style:style style:name="MP3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MP4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T1" style:family="text">
      <style:text-properties officeooo:rsid="0140f123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h text:style-name="MP1" text:outline-level="3"><text:span text:style-name="MT1">Exalted Reincarnated Summary </text:span><text:date style:data-style-name="N37" text:date-value="2021-09-25T21:33:34.672999712" text:fixed="true">09/25/21</text:date><text:s/></text:h>
      </style:header>
      <style:header-left>
        <text:h text:style-name="MP2" text:outline-level="3"><text:span text:style-name="MT1">Exalted Reincarnated Summary </text:span><text:date style:data-style-name="N37" text:date-value="2021-09-25T21:33:34.672999712" text:fixed="true">09/25/21</text:date><text:s/></text:h>
      </style:header-left>
      <style:footer>
        <text:p text:style-name="MP3"><text:page-number text:select-page="current">5</text:page-number></text:p>
      </style:footer>
      <style:footer-left>
        <text:p text:style-name="MP4"><text:page-number text:select-page="current">4</text:page-number></text:p>
      </style:footer-left>
    </style:master-page>
    <style:master-page style:name="Converted1" style:page-layout-name="Mpm2" draw:style-name="Mdp1">
      <style:header>
        <text:p text:style-name="MP4"/>
      </style:header>
      <style:header-left>
        <text:p text:style-name="MP4"/>
      </style:header-left>
      <style:footer>
        <text:p text:style-name="MP3"><text:page-number text:select-page="current">0</text:page-number></text:p>
      </style:footer>
      <style:footer-left>
        <text:p text:style-name="MP4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6-04T08:27:59.377000000</dc:date>
    <meta:editing-cycles>334</meta:editing-cycles>
    <meta:editing-duration>P1DT3H4M44S</meta:editing-duration>
    <meta:generator>LibreOffice/7.3.3.2$Windows_X86_64 LibreOffice_project/d1d0ea68f081ee2800a922cac8f79445e4603348</meta:generator>
    <meta:document-statistic meta:table-count="11" meta:image-count="0" meta:object-count="0" meta:page-count="3" meta:paragraph-count="345" meta:word-count="1975" meta:character-count="11306" meta:non-whitespace-character-count="9688"/>
  </office:meta>
</office:document-meta>
</file>